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manifest.rdf" manifest:media-type="application/rdf+xml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Thumbnails/thumbnail.png" manifest:media-type="image/png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styles.xml" manifest:media-type="text/xml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2b7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369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3e7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489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a3d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2beff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314be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35c86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3895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3b542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3b8a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4140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420a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437a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45603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4636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5d940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5f156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b3fa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32fe5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text-autospace="none"/>
      <style:text-properties officeooo:paragraph-rsid="00314be6"/>
    </style:style>
    <style:style style:name="P2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369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489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84a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4140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2b7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314be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MathematicaCellInput">
      <style:paragraph-properties fo:text-align="end" style:justify-single-word="false"/>
    </style:style>
    <style:style style:name="T1" style:family="text">
      <style:text-properties style:font-name="Times New Roman" style:font-name-asian="Courier New" style:font-size-asian="12pt" style:font-name-complex="Courier New" style:font-size-complex="12pt"/>
    </style:style>
    <style:style style:name="T2" style:family="text">
      <style:text-properties style:font-name="Times New Roman" officeooo:rsid="0013690e" style:font-name-asian="Courier New" style:font-size-asian="12pt" style:font-name-complex="Courier New" style:font-size-complex="12pt"/>
    </style:style>
    <style:style style:name="T3" style:family="text">
      <style:text-properties style:font-name="Times New Roman" officeooo:rsid="001b3fa0" style:font-name-asian="Courier New" style:font-size-asian="12pt" style:font-name-complex="Courier New" style:font-size-complex="12pt"/>
    </style:style>
    <style:style style:name="T4" style:family="text">
      <style:text-properties style:font-name="Times New Roman" officeooo:rsid="0027fe8e" style:font-name-asian="Courier New" style:font-size-asian="12pt" style:font-name-complex="Courier New" style:font-size-complex="12pt"/>
    </style:style>
    <style:style style:name="T5" style:family="text">
      <style:text-properties style:font-name="Times New Roman" officeooo:rsid="00e0ccf0" style:font-name-asian="Courier New" style:font-size-asian="12pt" style:font-name-complex="Courier New" style:font-size-complex="12pt"/>
    </style:style>
    <style:style style:name="T6" style:family="text">
      <style:text-properties style:font-name="Times New Roman" officeooo:rsid="0041407a" style:font-name-asian="Courier New" style:font-size-asian="12pt" style:font-name-complex="Courier New" style:font-size-complex="12pt"/>
    </style:style>
    <style:style style:name="T7" style:family="text">
      <style:text-properties style:font-name="Times New Roman" officeooo:rsid="0045603c" style:font-name-asian="Courier New" style:font-size-asian="12pt" style:font-name-complex="Courier New" style:font-size-complex="12pt"/>
    </style:style>
    <style:style style:name="T8" style:family="text">
      <style:text-properties style:font-name="Times New Roman" officeooo:rsid="005f1563" style:font-name-asian="Courier New" style:font-size-asian="12pt" style:font-name-complex="Courier New" style:font-size-complex="12pt"/>
    </style:style>
    <style:style style:name="T9" style:family="text">
      <style:text-properties style:font-name="Times New Roman" style:font-name-asian="Courier New" style:font-name-complex="Courier New"/>
    </style:style>
    <style:style style:name="T10" style:family="text">
      <style:text-properties style:font-name="Times New Roman" officeooo:rsid="005d9404" style:font-name-asian="Courier New" style:font-name-complex="Courier New"/>
    </style:style>
    <style:style style:name="T11" style:family="text">
      <style:text-properties style:font-name="Times New Roman" fo:font-size="9pt" style:font-name-asian="Courier New" style:font-size-asian="9pt" style:font-name-complex="Courier New" style:font-size-complex="9pt"/>
    </style:style>
    <style:style style:name="T12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3" style:family="text">
      <style:text-properties fo:color="#000000" style:text-outline="false" style:text-line-through-style="none" fo:font-size="9pt" fo:letter-spacing="normal" fo:font-style="normal" fo:text-shadow="none" style:text-underline-style="none" fo:font-weight="normal" officeooo:rsid="005a182b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MathematicaFormatStandardForm"><text:span text:style-name="T1"><draw:frame draw:style-name="fr1" draw:name="Object587" text:anchor-type="as-char" svg:y="-0.2528in" svg:width="3.8634in" svg:height="0.452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" text:anchor-type="as-char" svg:y="-0.2528in" svg:width="3.7429in" svg:height="0.45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2" text:anchor-type="as-char" svg:y="-0.2528in" svg:width="6.7291in" svg:height="0.452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2"/></text:span></text:p>
      <text:p text:style-name="P2"><text:span text:style-name="MathematicaFormatStandardForm"><text:span text:style-name="T1"><draw:frame draw:style-name="fr1" draw:name="Object3" text:anchor-type="as-char" svg:y="-1.2028in" svg:width="1.6402in" svg:height="2.346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4" text:anchor-type="as-char" svg:y="-1.0791in" svg:width="3.4764in" svg:height="2.098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403" text:anchor-type="as-char" svg:y="-0.3043in" svg:width="2.8555in" svg:height="0.492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6" text:anchor-type="as-char" svg:y="-0.3043in" svg:width="1.9346in" svg:height="0.49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7" text:anchor-type="as-char" svg:y="-0.4256in" svg:width="1.6in" svg:height="0.61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oft-page-break/><text:span text:style-name="MathematicaFormatStandardForm"><text:span text:style-name="T1"><draw:frame draw:style-name="fr1" draw:name="Object9" text:anchor-type="as-char" svg:y="-0.4283in" svg:width="2.3752in" svg:height="0.6181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2"><text:span text:style-name="MathematicaFormatStandardForm"><text:span text:style-name="T2"/></text:span></text:p>
      <text:p text:style-name="P2"><text:span text:style-name="MathematicaFormatStandardForm"><text:span text:style-name="T1"><draw:frame draw:style-name="fr1" draw:name="Object10" text:anchor-type="as-char" svg:y="-0.4283in" svg:width="3.3965in" svg:height="0.6181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1" text:anchor-type="as-char" svg:y="-0.4283in" svg:width="4.7354in" svg:height="0.6181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5" text:anchor-type="as-char" svg:y="-1.1752in" svg:width="3.4764in" svg:height="2.290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2"><text:span text:style-name="MathematicaFormatStandardForm"><text:span text:style-name="T1"/></text:span></text:p>
      <text:p text:style-name="P4"><text:span text:style-name="MathematicaFormatStandardForm"><text:span text:style-name="T1"><draw:frame draw:style-name="fr2" draw:name="Object37" text:anchor-type="as-char" svg:y="-0.3161in" svg:width="4.561in" svg:height="0.4535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><draw:frame draw:style-name="fr2" draw:name="Object13" text:anchor-type="as-char" svg:y="-0.2744in" svg:width="4.561in" svg:height="0.4535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14" text:anchor-type="as-char" svg:y="-1.0701in" svg:width="1.5807in" svg:height="2.0819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15" text:anchor-type="as-char" svg:y="-0.3043in" svg:width="3.3701in" svg:height="0.4929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17" text:anchor-type="as-char" svg:y="-0.3043in" svg:width="2.7953in" svg:height="0.4929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28" text:anchor-type="as-char" svg:y="-0.3043in" svg:width="3.0398in" svg:height="0.4929in" draw:z-index="24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4"><text:span text:style-name="MathematicaFormatStandardForm"><text:span text:style-name="T1"><draw:frame draw:style-name="fr2" draw:name="Object16" text:anchor-type="as-char" svg:y="-0.2744in" svg:width="4.0043in" svg:height="0.4535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18" text:anchor-type="as-char" svg:y="-0.3043in" svg:width="2.4457in" svg:height="0.4929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><draw:frame draw:style-name="fr2" draw:name="Object19" text:anchor-type="as-char" svg:y="-0.2319in" svg:width="3.0807in" svg:height="0.411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5"><text:span text:style-name="MathematicaFormatStandardForm"><text:span text:style-name="T1"><draw:frame draw:style-name="fr2" draw:name="Object21" text:anchor-type="as-char" svg:y="-1.2665in" svg:width="3.8965in" svg:height="2.4744in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5"><text:span text:style-name="MathematicaFormatStandardForm"><text:span text:style-name="T4"/></text:span></text:p>
      <text:p text:style-name="P7"><text:span text:style-name="MathematicaFormatStandardForm"><text:span text:style-name="T1"><draw:frame draw:style-name="fr2" draw:name="Object31" text:anchor-type="as-char" svg:y="-0.5291in" svg:width="3.1902in" svg:height="0.698in" draw:z-index="26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20"><text:span text:style-name="MathematicaFormatStandardForm"><text:span text:style-name="T5"><draw:frame draw:style-name="fr3" draw:name="Object47" text:anchor-type="as-char" svg:y="-0.2846in" svg:width="1.6882in" svg:height="0.3453in" draw:z-index="27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20"><text:span text:style-name="MathematicaFormatStandardForm"><text:span text:style-name="T5"/></text:span></text:p>
      <text:p text:style-name="P20"><text:span text:style-name="MathematicaFormatStandardForm"><text:span text:style-name="T5"><draw:frame draw:style-name="fr3" draw:name="Object32" text:anchor-type="as-char" svg:y="-0.2846in" svg:width="1.6882in" svg:height="0.3453in" draw:z-index="28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20"><text:span text:style-name="MathematicaFormatStandardForm"><text:span text:style-name="T5"/></text:span></text:p>
      <text:p text:style-name="P20"><text:span text:style-name="MathematicaFormatStandardForm"><text:span text:style-name="T5"><draw:frame draw:style-name="fr3" draw:name="Object33" text:anchor-type="as-char" svg:y="-0.2681in" svg:width="2.022in" svg:height="0.4173in" draw:z-index="29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20"/>
      <text:p text:style-name="P20"><draw:frame draw:style-name="fr3" draw:name="Object34" text:anchor-type="as-char" svg:y="-0.2846in" svg:width="2.1453in" svg:height="0.3453in" draw:z-index="30"><draw:object xlink:href="./Object 39" xlink:type="simple" xlink:show="embed" xlink:actuate="onLoad"/><draw:image xlink:href="./ObjectReplacements/Object 39" xlink:type="simple" xlink:show="embed" xlink:actuate="onLoad"/></draw:frame></text:p>
      <text:p text:style-name="P5"><text:span text:style-name="MathematicaFormatStandardForm"><text:span text:style-name="T4"/></text:span></text:p>
      <text:p text:style-name="P7"><text:span text:style-name="MathematicaFormatStandardForm"><text:span text:style-name="T1"><draw:frame draw:style-name="fr1" draw:name="Object29" text:anchor-type="as-char" svg:y="-0.3043in" svg:width="3.0398in" svg:height="0.4929in" draw:z-index="25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27"><text:span text:style-name="Footnote_20_Symbol"><text:span text:style-name="T11"/></text:span></text:p>
      <text:p text:style-name="P27"><text:span text:style-name="Footnote_20_Symbol"><text:span text:style-name="T11"/></text:span></text:p>
      <text:p text:style-name="P27"><text:span text:style-name="Footnote_20_Symbol"><text:span text:style-name="T11"/></text:span></text:p>
      <text:p text:style-name="P27"><text:span text:style-name="Footnote_20_Symbol"><text:span text:style-name="T11"/></text:span></text:p>
      <text:p text:style-name="P27"><text:span text:style-name="Footnote_20_Symbol"><text:span text:style-name="T11"/></text:span></text:p>
      <text:p text:style-name="P27"><text:soft-page-break/><text:span text:style-name="Footnote_20_Symbol"><text:span text:style-name="T14"><text:s/>Dd[x_,0,y_]:=1</text:span></text:span></text:p>
      <text:p text:style-name="P28"><text:span text:style-name="Footnote_20_Symbol"><text:span text:style-name="T14">Dd[x_,k_,y_]:=Sum[Dd[x/(j+y),k-1,y],{j,0,Floor[x-y]}]</text:span></text:span></text:p>
      <text:p text:style-name="P28"><text:span text:style-name="Footnote_20_Symbol"><text:span text:style-name="T14">Cc[x_,k_,y_]:=y^-k Dd[x y^k,k,y+1]</text:span></text:span></text:p>
      <text:p text:style-name="P28"><text:span text:style-name="Footnote_20_Symbol"><text:span text:style-name="T14">FAlt[n_,0,a_, y_]:=1</text:span></text:span></text:p>
      <text:p text:style-name="P28"><text:span text:style-name="Footnote_20_Symbol"><text:span text:style-name="T14">FAlt[n_,k_,a_, y_]:=If[n&lt;(a/y+1)^k,0,FAlt[n,k,a+1, y]+Sum[ y^-j <text:s/>Binomial[k,j] FAlt[n/(a/y+1)^j,k-j,a+1, y],{j,1,k}]]</text:span></text:span></text:p>
      <text:p text:style-name="P28"><text:span text:style-name="Footnote_20_Symbol"><text:span text:style-name="T14">F2Alt[n_,0,a_, y_]:=1</text:span></text:span></text:p>
      <text:p text:style-name="P28"><text:span text:style-name="MathematicaFormatStandardForm"><text:span text:style-name="T14"><text:s/>F2Alt[n_,1,a_,y_]:=y^-1 (Floor[y(n-1)-a+1])</text:span></text:span></text:p>
      <text:p text:style-name="P28"><text:span text:style-name="Footnote_20_Symbol"><text:span text:style-name="T14">F2Alt[n_,k_,a_, y_]:=Sum[ y^-j <text:s/>Binomial[k,j] F2Alt[n/(m/y+1)^j,k-j,m+1, y],{m,a,Floor[ y(n^(1/k)-1)]},{j,1,k}]</text:span></text:span></text:p>
      <text:p text:style-name="P21"><text:span text:style-name="MathematicaFormatStandardForm"><text:span text:style-name="T13"/></text:span></text:p>
      <text:p text:style-name="P21"><text:span text:style-name="Footnote_20_Symbol"><text:span text:style-name="T13"/></text:span></text:p>
      <text:p text:style-name="P10"><text:span text:style-name="MathematicaFormatStandardForm"><text:span text:style-name="T12"><draw:frame draw:style-name="fr2" draw:name="Object39" text:anchor-type="as-char" svg:y="-0.2835in" svg:width="3.0866in" svg:height="0.4516in" draw:z-index="34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21"><text:span text:style-name="Footnote_20_Symbol"><text:span text:style-name="T13"/></text:span></text:p>
      <text:p text:style-name="P8"><text:span text:style-name="MathematicaFormatStandardForm"><text:span text:style-name="T1"><draw:frame draw:style-name="fr2" draw:name="Object35" text:anchor-type="as-char" svg:y="-0.5126in" svg:width="3.5874in" svg:height="0.9909in" draw:z-index="31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8"><text:span text:style-name="MathematicaFormatStandardForm"><text:span text:style-name="T1"/></text:span></text:p>
      <text:p text:style-name="P11"><text:span text:style-name="MathematicaFormatStandardForm"><text:span text:style-name="T1"><draw:frame draw:style-name="fr1" draw:name="Object40" text:anchor-type="as-char" svg:y="-0.2717in" svg:width="3.6854in" svg:height="0.4717in" draw:z-index="35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8"><text:span text:style-name="MathematicaFormatStandardForm"><text:span text:style-name="T1"/></text:span></text:p>
      <text:p text:style-name="P9"><text:span text:style-name="MathematicaFormatStandardForm"><text:span text:style-name="T1"><draw:frame draw:style-name="fr1" draw:name="Object36" text:anchor-type="as-char" svg:y="-0.4283in" svg:width="3.7516in" svg:height="0.6283in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9"><text:span text:style-name="MathematicaFormatStandardForm"><text:span text:style-name="T1"><draw:frame draw:style-name="fr2" draw:name="Object38" text:anchor-type="as-char" svg:y="-0.4075in" svg:width="4.572in" svg:height="0.5866in" draw:z-index="33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19"><text:span text:style-name="MathematicaFormatStandardForm"><text:span text:style-name="T3"/></text:span></text:p>
      <text:p text:style-name="P19"><text:span text:style-name="MathematicaFormatStandardForm"><text:span text:style-name="T1"/></text:span></text:p>
      <text:p text:style-name="P24"><text:span text:style-name="MathematicaFormatStandardForm"><text:span text:style-name="T1"><draw:frame draw:style-name="fr1" draw:name="Object12" text:anchor-type="as-char" svg:y="-0.3043in" svg:width="2.972in" svg:height="0.4929in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20" text:anchor-type="as-char" svg:y="-0.3043in" svg:width="3.7689in" svg:height="0.492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8" text:anchor-type="as-char" svg:y="-0.2528in" svg:width="2.8929in" svg:height="0.452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25"><text:span text:style-name="MathematicaFormatStandardForm"><text:span text:style-name="T1"><draw:frame draw:style-name="fr2" draw:name="Object634" text:anchor-type="as-char" svg:y="-0.2835in" svg:width="4.1953in" svg:height="0.4516in" draw:z-index="36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2"><text:span text:style-name="MathematicaFormatStandardForm"><text:span text:style-name="T1"><draw:frame draw:style-name="fr2" draw:name="Object46" text:anchor-type="as-char" svg:y="-0.2835in" svg:width="1.7016in" svg:height="0.4516in" draw:z-index="37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12"><text:span text:style-name="MathematicaFormatStandardForm"><text:span text:style-name="T6"/></text:span></text:p>
      <text:p text:style-name="P12"><text:span text:style-name="MathematicaFormatStandardForm"><text:span text:style-name="T1"><draw:frame draw:style-name="fr2" draw:name="Object50" text:anchor-type="as-char" svg:y="-0.4189in" svg:width="2.5945in" svg:height="0.5874in" draw:z-index="38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3"><text:span text:style-name="MathematicaFormatStandardForm"><text:span text:style-name="T1"><draw:frame draw:style-name="fr2" draw:name="Object48" text:anchor-type="as-char" svg:y="-0.422in" svg:width="3.8047in" svg:height="0.5902in" draw:z-index="39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4"><text:span text:style-name="MathematicaFormatStandardForm"><text:span text:style-name="T1"/></text:span></text:p>
      <text:p text:style-name="P14"><text:span text:style-name="MathematicaFormatStandardForm"><text:span text:style-name="T1"><draw:frame draw:style-name="fr2" draw:name="Object49" text:anchor-type="as-char" svg:y="-0.2835in" svg:width="4.7744in" svg:height="0.4516in" draw:z-index="40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5"><text:span text:style-name="MathematicaFormatStandardForm"><text:span text:style-name="T1"><draw:frame draw:style-name="fr2" draw:name="Object51" text:anchor-type="as-char" svg:y="-0.2835in" svg:width="2.2102in" svg:height="0.4516in" draw:z-index="41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15"><text:span text:style-name="MathematicaFormatStandardForm"><text:span text:style-name="T7"/></text:span></text:p>
      <text:p text:style-name="P16"><text:span text:style-name="MathematicaFormatStandardForm"><text:span text:style-name="T1"><draw:frame draw:style-name="fr2" draw:name="Object52" text:anchor-type="as-char" svg:y="-0.172in" svg:width="6.0665in" svg:height="0.2335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16"><text:span text:style-name="MathematicaFormatStandardForm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Times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MathematicaFormatStandardForm" style:family="text">
      <style:text-properties style:font-name="Courier" style:font-name-asian="Courier" style:font-name-complex="Courie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3:23:56.970000000</meta:creation-date>
    <dc:date>2014-09-22T22:06:03.859000000</dc:date>
    <meta:editing-duration>P6DT7H53M32S</meta:editing-duration>
    <meta:editing-cycles>40</meta:editing-cycles>
    <meta:generator>LibreOffice/4.1.0.4$Windows_x86 LibreOffice_project/89ea49ddacd9aa532507cbf852f2bb22b1ace28</meta:generator>
    <meta:document-statistic meta:table-count="0" meta:image-count="0" meta:object-count="43" meta:page-count="7" meta:paragraph-count="51" meta:word-count="25" meta:character-count="415" meta:non-whitespace-character-count="394"/>
  </office:meta>
</office:document-meta>
</file>

<file path=Object 1/content.xml><?xml version="1.0" encoding="utf-8"?>
<math xmlns="http://www.w3.org/1998/Math/MathML">
  <semantics>
    <mrow>
      <msub>
        <mi>D</mi>
        <mi>z</mi>
      </msub>
      <mrow>
        <mrow>
          <mo stretchy="false">(</mo>
          <mrow>
            <mi>n</mi>
          </mrow>
          <mo stretchy="false">)</mo>
        </mrow>
        <mo stretchy="false">=</mo>
        <msub>
          <mi>L</mi>
          <mrow>
            <mrow>
              <mo stretchy="false">−</mo>
              <mi>z</mi>
            </mrow>
          </mrow>
        </msub>
      </mrow>
      <mrow>
        <mrow>
          <mo stretchy="false">(</mo>
          <mrow>
            <mi>log</mi>
            <mi>n</mi>
          </mrow>
          <mo stretchy="false">)</mo>
        </mrow>
        <mo stretchy="false">−</mo>
        <mrow>
          <munderover>
            <mo stretchy="false">∑</mo>
            <mrow>
              <mi>k</mi>
              <mo stretchy="false">=</mo>
              <mn>0</mn>
            </mrow>
            <mo stretchy="false">∞</mo>
          </munderover>
          <mrow>
            <mo stretchy="false">(</mo>
            <mrow>
              <mtable>
                <mtr>
                  <mtd>
                    <mrow>
                      <mi>z</mi>
                    </mrow>
                  </mtd>
                </mtr>
                <mtr>
                  <mtd>
                    <mrow>
                      <mi>k</mi>
                    </mrow>
                  </mtd>
                </mtr>
              </mtable>
            </mrow>
            <mo stretchy="false">)</mo>
          </mrow>
        </mrow>
      </mrow>
      <mrow>
        <mo stretchy="false">(</mo>
        <mrow>
          <mrow>
            <munderover>
              <mo stretchy="false">∫</mo>
              <mn>1</mn>
              <mo stretchy="false">∞</mo>
            </munderover>
            <mrow>
              <mfrac>
                <mrow>
                  <mo stretchy="false">∂</mo>
                </mrow>
                <mrow>
                  <mo stretchy="false">∂</mo>
                  <mi>y</mi>
                </mrow>
              </mfrac>
              <mrow>
                <mo stretchy="false">(</mo>
                <mrow>
                  <msup>
                    <mi>y</mi>
                    <mrow>
                      <mo stretchy="false">−</mo>
                      <mi>k</mi>
                    </mrow>
                  </msup>
                  <msub>
                    <mi>D</mi>
                    <mrow>
                      <mi>k</mi>
                      <mi>,</mi>
                      <mrow>
                        <mi>y</mi>
                        <mo stretchy="false">+</mo>
                        <mn>1</mn>
                      </mrow>
                    </mrow>
                  </msub>
                  <mrow>
                    <mo stretchy="false">(</mo>
                    <mrow>
                      <mi>n</mi>
                      <msup>
                        <mi>y</mi>
                        <mi>k</mi>
                      </msup>
                    </mrow>
                    <mo stretchy="false">)</mo>
                  </mrow>
                </mrow>
                <mo stretchy="false">)</mo>
              </mrow>
              <mi mathvariant="italic">dy</mi>
            </mrow>
          </mrow>
        </mrow>
        <mo stretchy="false">)</mo>
      </mrow>
    </mrow>
    <annotation encoding="StarMath 5.0">D_z(n) = L_{-z}(log n) - sum from k = 0 to infinity(binom{z}{k})(int from 1 to infinity {{partial} over {partial y}(y^-k D_{k,y+1}(n y^k)) dy})</annotation>
  </semantics>
</math>
</file>

<file path=Object 10/content.xml><?xml version="1.0" encoding="utf-8"?>
<math xmlns="http://www.w3.org/1998/Math/MathML">
  <semantics>
    <mrow>
      <msub>
        <mi>D</mi>
        <mi>z</mi>
      </msub>
      <mrow>
        <mrow>
          <mo stretchy="false">(</mo>
          <mrow>
            <mi>n</mi>
          </mrow>
          <mo stretchy="false">)</mo>
        </mrow>
        <mo stretchy="false">=</mo>
        <msub>
          <mi>L</mi>
          <mrow>
            <mrow>
              <mo stretchy="false">−</mo>
              <mi>z</mi>
            </mrow>
          </mrow>
        </msub>
      </mrow>
      <mrow>
        <mrow>
          <mo stretchy="false">(</mo>
          <mrow>
            <mi>log</mi>
            <mi>n</mi>
          </mrow>
          <mo stretchy="false">)</mo>
        </mrow>
        <mo stretchy="false">−</mo>
        <mrow>
          <munderover>
            <mo stretchy="false">∫</mo>
            <mn>1</mn>
            <mo stretchy="false">∞</mo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n>1</mn>
              <mo stretchy="false">+</mo>
              <msub>
                <mi>C</mi>
                <mrow>
                  <mi>z</mi>
                  <mi>,</mi>
                  <mn>1,</mn>
                  <mi>y</mi>
                </mrow>
              </msub>
            </mrow>
            <mrow>
              <mo stretchy="false">(</mo>
              <mrow>
                <mi>n</mi>
              </mrow>
              <mo stretchy="false">)</mo>
            </mrow>
            <mi mathvariant="italic">dy</mi>
          </mrow>
        </mrow>
      </mrow>
    </mrow>
    <annotation encoding="StarMath 5.0">D_z(n) = L_{-z}(log n) - int from 1 to infinity  {{partial} over {partial y} 1 + C_{z,1,y}(n) dy}</annotation>
  </semantics>
</math>
</file>

<file path=Object 11/content.xml><?xml version="1.0" encoding="utf-8"?>
<math xmlns="http://www.w3.org/1998/Math/MathML">
  <semantics>
    <mrow>
      <msub>
        <mi>D</mi>
        <mrow>
          <mn>3,</mn>
          <mi>y</mi>
        </mrow>
      </msub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o stretchy="false">⌊</mo>
              <mrow>
                <mrow>
                  <mi>x</mi>
                  <mo stretchy="false">−</mo>
                  <mi>y</mi>
                </mrow>
              </mrow>
              <mo stretchy="false">⌋</mo>
            </mrow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o stretchy="false">⌊</mo>
                <mrow>
                  <mrow>
                    <mrow>
                      <mfrac>
                        <mrow>
                          <mi>x</mi>
                        </mrow>
                        <mrow>
                          <mrow>
                            <mi>j</mi>
                            <mo stretchy="false">+</mo>
                            <mi>y</mi>
                          </mrow>
                        </mrow>
                      </mfrac>
                    </mrow>
                    <mo stretchy="false">−</mo>
                    <mi>y</mi>
                  </mrow>
                </mrow>
                <mo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0</mn>
                </mrow>
                <mrow>
                  <mo stretchy="false">⌊</mo>
                  <mrow>
                    <mrow>
                      <mrow>
                        <mfrac>
                          <mrow>
                            <mi>x</mi>
                          </mrow>
                          <mrow>
                            <mrow>
                              <mo stretchy="false">(</mo>
                              <mrow>
                                <mrow>
                                  <mi>j</mi>
                                  <mo stretchy="false">+</mo>
                                  <mi>y</mi>
                                </mrow>
                              </mrow>
                              <mo stretchy="false">)</mo>
                            </mrow>
                            <mrow>
                              <mo stretchy="false">(</mo>
                              <mrow>
                                <mrow>
                                  <mi>k</mi>
                                  <mo stretchy="false">+</mo>
                                  <mi>y</mi>
                                </mrow>
                              </mrow>
                              <mo stretchy="false">)</mo>
                            </mrow>
                          </mrow>
                        </mfrac>
                      </mrow>
                      <mo stretchy="false">−</mo>
                      <mi>y</mi>
                    </mrow>
                  </mrow>
                  <mo stretchy="false">⌋</mo>
                </mrow>
              </munderover>
              <mn>1</mn>
            </mrow>
          </mrow>
        </mrow>
      </mrow>
    </mrow>
    <annotation encoding="StarMath 5.0">D_{3,y}(x) = sum from j = 0 to lfloor x-y rfloor sum from k = 0 to lfloor {{x}over{j+y}}-y rfloor sum from l = 0 to lfloor {{x}over{(j+y)(k+y)}}-y rfloor 1</annotation>
  </semantics>
</math>
</file>

<file path=Object 12/content.xml><?xml version="1.0" encoding="utf-8"?>
<math xmlns="http://www.w3.org/1998/Math/MathML">
  <semantics>
    <mrow>
      <msub>
        <mi>D</mi>
        <mrow>
          <mn>4,</mn>
          <mi>y</mi>
        </mrow>
      </msub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o stretchy="false">⌊</mo>
              <mrow>
                <mrow>
                  <mi>x</mi>
                  <mo stretchy="false">−</mo>
                  <mi>y</mi>
                </mrow>
              </mrow>
              <mo stretchy="false">⌋</mo>
            </mrow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o stretchy="false">⌊</mo>
                <mrow>
                  <mrow>
                    <mrow>
                      <mfrac>
                        <mrow>
                          <mi>x</mi>
                        </mrow>
                        <mrow>
                          <mrow>
                            <mi>j</mi>
                            <mo stretchy="false">+</mo>
                            <mi>y</mi>
                          </mrow>
                        </mrow>
                      </mfrac>
                    </mrow>
                    <mo stretchy="false">−</mo>
                    <mi>y</mi>
                  </mrow>
                </mrow>
                <mo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0</mn>
                </mrow>
                <mrow>
                  <mo stretchy="false">⌊</mo>
                  <mrow>
                    <mrow>
                      <mrow>
                        <mfrac>
                          <mrow>
                            <mi>x</mi>
                          </mrow>
                          <mrow>
                            <mrow>
                              <mo stretchy="false">(</mo>
                              <mrow>
                                <mrow>
                                  <mi>j</mi>
                                  <mo stretchy="false">+</mo>
                                  <mi>y</mi>
                                </mrow>
                              </mrow>
                              <mo stretchy="false">)</mo>
                            </mrow>
                            <mrow>
                              <mo stretchy="false">(</mo>
                              <mrow>
                                <mrow>
                                  <mi>k</mi>
                                  <mo stretchy="false">+</mo>
                                  <mi>y</mi>
                                </mrow>
                              </mrow>
                              <mo stretchy="false">)</mo>
                            </mrow>
                          </mrow>
                        </mfrac>
                      </mrow>
                      <mo stretchy="false">−</mo>
                      <mi>y</mi>
                    </mrow>
                  </mrow>
                  <mo stretchy="false">⌋</mo>
                </mrow>
              </munderover>
              <mrow>
                <munderover>
                  <mo stretchy="false">∑</mo>
                  <mrow>
                    <mi>m</mi>
                    <mo stretchy="false">=</mo>
                    <mn>0</mn>
                  </mrow>
                  <mrow>
                    <mo stretchy="false">⌊</mo>
                    <mrow>
                      <mrow>
                        <mrow>
                          <mfrac>
                            <mrow>
                              <mi>x</mi>
                            </mrow>
                            <mrow>
                              <mrow>
                                <mo stretchy="false">(</mo>
                                <mrow>
                                  <mrow>
                                    <mi>j</mi>
                                    <mo stretchy="false">+</mo>
                                    <mi>y</mi>
                                  </mrow>
                                </mrow>
                                <mo stretchy="false">)</mo>
                              </mrow>
                              <mrow>
                                <mo stretchy="false">(</mo>
                                <mrow>
                                  <mrow>
                                    <mi>k</mi>
                                    <mo stretchy="false">+</mo>
                                    <mi>y</mi>
                                  </mrow>
                                </mrow>
                                <mo stretchy="false">)</mo>
                              </mrow>
                              <mrow>
                                <mo stretchy="false">(</mo>
                                <mrow>
                                  <mrow>
                                    <mi>l</mi>
                                    <mo stretchy="false">+</mo>
                                    <mi>y</mi>
                                  </mrow>
                                </mrow>
                                <mo stretchy="false">)</mo>
                              </mrow>
                            </mrow>
                          </mfrac>
                        </mrow>
                        <mo stretchy="false">−</mo>
                        <mi>y</mi>
                      </mrow>
                    </mrow>
                    <mo stretchy="false">⌋</mo>
                  </mrow>
                </munderover>
                <mn>1</mn>
              </mrow>
            </mrow>
          </mrow>
        </mrow>
      </mrow>
    </mrow>
    <annotation encoding="StarMath 5.0">D_{4,y}(x) = sum from j = 0 to lfloor x-y rfloor sum from k = 0 to lfloor {{x}over{j+y}}-y rfloor sum from l = 0 to lfloor {{x}over{(j+y)(k+y)}}-y rfloor sum from m = 0 to lfloor {{x}over{(j+y)(k+y)(l+y)}}-y rfloor 1</annotation>
  </semantics>
</math>
</file>

<file path=Object 13/content.xml><?xml version="1.0" encoding="utf-8"?>
<math xmlns="http://www.w3.org/1998/Math/MathML">
  <semantics>
    <mrow>
      <msub>
        <mi>D</mi>
        <mrow>
          <mn>5,</mn>
          <mi>y</mi>
        </mrow>
      </msub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o stretchy="false">⌊</mo>
              <mrow>
                <mrow>
                  <mi>x</mi>
                  <mo stretchy="false">−</mo>
                  <mi>y</mi>
                </mrow>
              </mrow>
              <mo stretchy="false">⌋</mo>
            </mrow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o stretchy="false">⌊</mo>
                <mrow>
                  <mrow>
                    <mrow>
                      <mfrac>
                        <mrow>
                          <mi>x</mi>
                        </mrow>
                        <mrow>
                          <mrow>
                            <mi>j</mi>
                            <mo stretchy="false">+</mo>
                            <mi>y</mi>
                          </mrow>
                        </mrow>
                      </mfrac>
                    </mrow>
                    <mo stretchy="false">−</mo>
                    <mi>y</mi>
                  </mrow>
                </mrow>
                <mo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0</mn>
                </mrow>
                <mrow>
                  <mo stretchy="false">⌊</mo>
                  <mrow>
                    <mrow>
                      <mrow>
                        <mfrac>
                          <mrow>
                            <mi>x</mi>
                          </mrow>
                          <mrow>
                            <mrow>
                              <mo stretchy="false">(</mo>
                              <mrow>
                                <mrow>
                                  <mi>j</mi>
                                  <mo stretchy="false">+</mo>
                                  <mi>y</mi>
                                </mrow>
                              </mrow>
                              <mo stretchy="false">)</mo>
                            </mrow>
                            <mrow>
                              <mo stretchy="false">(</mo>
                              <mrow>
                                <mrow>
                                  <mi>k</mi>
                                  <mo stretchy="false">+</mo>
                                  <mi>y</mi>
                                </mrow>
                              </mrow>
                              <mo stretchy="false">)</mo>
                            </mrow>
                          </mrow>
                        </mfrac>
                      </mrow>
                      <mo stretchy="false">−</mo>
                      <mi>y</mi>
                    </mrow>
                  </mrow>
                  <mo stretchy="false">⌋</mo>
                </mrow>
              </munderover>
              <mrow>
                <munderover>
                  <mo stretchy="false">∑</mo>
                  <mrow>
                    <mi>m</mi>
                    <mo stretchy="false">=</mo>
                    <mn>0</mn>
                  </mrow>
                  <mrow>
                    <mo stretchy="false">⌊</mo>
                    <mrow>
                      <mrow>
                        <mrow>
                          <mfrac>
                            <mrow>
                              <mi>x</mi>
                            </mrow>
                            <mrow>
                              <mrow>
                                <mo stretchy="false">(</mo>
                                <mrow>
                                  <mrow>
                                    <mi>j</mi>
                                    <mo stretchy="false">+</mo>
                                    <mi>y</mi>
                                  </mrow>
                                </mrow>
                                <mo stretchy="false">)</mo>
                              </mrow>
                              <mrow>
                                <mo stretchy="false">(</mo>
                                <mrow>
                                  <mrow>
                                    <mi>k</mi>
                                    <mo stretchy="false">+</mo>
                                    <mi>y</mi>
                                  </mrow>
                                </mrow>
                                <mo stretchy="false">)</mo>
                              </mrow>
                              <mrow>
                                <mo stretchy="false">(</mo>
                                <mrow>
                                  <mrow>
                                    <mi>m</mi>
                                    <mo stretchy="false">+</mo>
                                    <mi>y</mi>
                                  </mrow>
                                </mrow>
                                <mo stretchy="false">)</mo>
                              </mrow>
                            </mrow>
                          </mfrac>
                        </mrow>
                        <mo stretchy="false">−</mo>
                        <mi>y</mi>
                      </mrow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o</mi>
                      <mo stretchy="false">=</mo>
                      <mn>0</mn>
                    </mrow>
                    <mrow>
                      <mo stretchy="false">⌊</mo>
                      <mrow>
                        <mrow>
                          <mrow>
                            <mfrac>
                              <mrow>
                                <mi>x</mi>
                              </mrow>
                              <mrow>
                                <mrow>
                                  <mo stretchy="false">(</mo>
                                  <mrow>
                                    <mrow>
                                      <mi>j</mi>
                                      <mo stretchy="false">+</mo>
                                      <mi>y</mi>
                                    </mrow>
                                  </mrow>
                                  <mo stretchy="false">)</mo>
                                </mrow>
                                <mrow>
                                  <mo stretchy="false">(</mo>
                                  <mrow>
                                    <mrow>
                                      <mi>k</mi>
                                      <mo stretchy="false">+</mo>
                                      <mi>y</mi>
                                    </mrow>
                                  </mrow>
                                  <mo stretchy="false">)</mo>
                                </mrow>
                                <mrow>
                                  <mo stretchy="false">(</mo>
                                  <mrow>
                                    <mrow>
                                      <mi>l</mi>
                                      <mo stretchy="false">+</mo>
                                      <mi>y</mi>
                                    </mrow>
                                  </mrow>
                                  <mo stretchy="false">)</mo>
                                </mrow>
                                <mrow>
                                  <mo stretchy="false">(</mo>
                                  <mrow>
                                    <mrow>
                                      <mi>m</mi>
                                      <mo stretchy="false">+</mo>
                                      <mi>y</mi>
                                    </mrow>
                                  </mrow>
                                  <mo stretchy="false">)</mo>
                                </mrow>
                              </mrow>
                            </mfrac>
                          </mrow>
                          <mo stretchy="false">−</mo>
                          <mi>y</mi>
                        </mrow>
                      </mrow>
                      <mo stretchy="false">⌋</mo>
                    </mrow>
                  </munderover>
                  <mn>1</mn>
                </mrow>
              </mrow>
            </mrow>
          </mrow>
        </mrow>
      </mrow>
    </mrow>
    <annotation encoding="StarMath 5.0">D_{5,y}(x) = sum from j = 0 to lfloor x-y rfloor sum from k = 0 to lfloor {{x}over{j+y}}-y rfloor sum from l = 0 to lfloor {{x}over{(j+y)(k+y)}}-y rfloor sum from m = 0 to lfloor {{x}over{(j+y)(k+y)(m+y)}}-y rfloor sum from o = 0 to lfloor {{x}over{(j+y)(k+y)(l+y)(m+y)}}-y rfloor 1</annotation>
  </semantics>
</math>
</file>

<file path=Object 14/content.xml><?xml version="1.0" encoding="utf-8"?>
<math xmlns="http://www.w3.org/1998/Math/MathML">
  <semantics>
    <mrow>
      <msub>
        <mi>C</mi>
        <mrow>
          <mi>z</mi>
          <mi>,</mi>
          <mi>k</mi>
          <mi>,</mi>
          <mi>y</mi>
        </mrow>
      </msub>
      <mrow>
        <mrow>
          <mo stretchy="false">(</mo>
          <mrow>
            <mi>x</mi>
          </mrow>
          <mo stretchy="false">)</mo>
        </mrow>
        <mo stretchy="false">=</mo>
        <mrow>
          <mfrac>
            <mrow>
              <mrow>
                <mrow>
                  <mi>z</mi>
                  <mo stretchy="false">−</mo>
                  <mi>k</mi>
                </mrow>
                <mo stretchy="false">+</mo>
                <mn>1</mn>
              </mrow>
            </mrow>
            <mrow>
              <mi>y</mi>
              <mi>k</mi>
            </mrow>
          </mfrac>
        </mrow>
      </mrow>
      <mrow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row>
                  <mi mathvariant="italic">xy</mi>
                  <mo stretchy="false">−</mo>
                  <mi>y</mi>
                </mrow>
              </mrow>
              <mo stretchy="false">⌋</mo>
            </mrow>
          </munderover>
          <mn>1</mn>
        </mrow>
        <mo stretchy="false">+</mo>
        <msub>
          <mi>C</mi>
          <mrow>
            <mi>z</mi>
            <mi>,</mi>
            <mrow>
              <mi>k</mi>
              <mo stretchy="false">+</mo>
              <mn>1,</mn>
            </mrow>
            <mi>y</mi>
          </mrow>
        </msub>
      </mrow>
      <mrow>
        <mo stretchy="false">(</mo>
        <mrow>
          <mfrac>
            <mrow>
              <mi>x</mi>
              <mi>y</mi>
            </mrow>
            <mrow>
              <mrow>
                <mi>j</mi>
                <mo stretchy="false">+</mo>
                <mi>y</mi>
              </mrow>
            </mrow>
          </mfrac>
        </mrow>
        <mo stretchy="false">)</mo>
      </mrow>
    </mrow>
    <annotation encoding="StarMath 5.0">C_{z,k,y}(x) = {{z-k+1} over {y k}}sum from j = 1 to lfloor xy-y rfloor 1+C_{z,k+1,y}( {x y} over {j+y} )</annotation>
  </semantics>
</math>
</file>

<file path=Object 15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o stretchy="false">∞</mo>
          </munderover>
          <mrow>
            <mfrac>
              <mrow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row>
                    <mrow>
                      <mi>k</mi>
                      <mo stretchy="false">−</mo>
                      <mn>1</mn>
                    </mrow>
                  </mrow>
                </msup>
              </mrow>
              <mi>k</mi>
            </mfrac>
          </mrow>
        </mrow>
      </mrow>
      <mrow>
        <munderover>
          <mo stretchy="false">∫</mo>
          <mn>1</mn>
          <mo stretchy="false">∞</mo>
        </munderover>
        <mrow>
          <mfrac>
            <mrow>
              <mo stretchy="false">∂</mo>
            </mrow>
            <mrow>
              <mo stretchy="false">∂</mo>
              <mi>y</mi>
            </mrow>
          </mfrac>
          <mrow>
            <mo stretchy="false">(</mo>
            <mrow>
              <msup>
                <mi>y</mi>
                <mrow>
                  <mo stretchy="false">−</mo>
                  <mi>k</mi>
                </mrow>
              </msup>
              <msub>
                <mi>D</mi>
                <mrow>
                  <mi>k</mi>
                  <mi>,</mi>
                  <mrow>
                    <mi>y</mi>
                    <mo stretchy="false">+</mo>
                    <mn>1</mn>
                  </mrow>
                </mrow>
              </msub>
              <mrow>
                <mo stretchy="false">(</mo>
                <mrow>
                  <mi>n</mi>
                  <msup>
                    <mi>y</mi>
                    <mi>k</mi>
                  </msup>
                </mrow>
                <mo stretchy="false">)</mo>
              </mrow>
            </mrow>
            <mo stretchy="false">)</mo>
          </mrow>
          <mi mathvariant="italic">dy</mi>
        </mrow>
      </mrow>
    </mrow>
    <annotation encoding="StarMath 5.0">%PI(n) = li(n) - log log n - %gamma -sum from k = 1 to infinity {{(-1)^{k-1}} over k} int from 1 to infinity {{partial} over {partial y}(y^-k D_{k,y+1}(n y^k)) dy}</annotation>
  </semantics>
</math>
</file>

<file path=Object 16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−</mo>
        <mrow>
          <munderover>
            <mo stretchy="false">∫</mo>
            <mn>1</mn>
            <mo stretchy="false">∞</mo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o stretchy="false">(</mo>
              <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o stretchy="false">∞</mo>
                  </munderover>
                  <mrow>
                    <mfrac>
                      <mrow>
                        <msup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</msup>
                      </mrow>
                      <mi>k</mi>
                    </mfrac>
                  </mrow>
                </mrow>
                <msup>
                  <mi>y</mi>
                  <mrow>
                    <mo stretchy="false">−</mo>
                    <mi>k</mi>
                  </mrow>
                </msup>
                <msub>
                  <mi>D</mi>
                  <mrow>
                    <mi>k</mi>
                    <mi>,</mi>
                    <mrow>
                      <mi>y</mi>
                      <mo stretchy="false">+</mo>
                      <mn>1</mn>
                    </mrow>
                  </mrow>
                </msub>
                <mrow>
                  <mo stretchy="false">(</mo>
                  <mrow>
                    <mi>n</mi>
                    <msup>
                      <mi>y</mi>
                      <mi>k</mi>
                    </msup>
                  </mrow>
                  <mo stretchy="false">)</mo>
                </mrow>
              </mrow>
              <mo stretchy="false">)</mo>
            </mrow>
            <mi mathvariant="italic">dy</mi>
          </mrow>
        </mrow>
      </mrow>
    </mrow>
    <annotation encoding="StarMath 5.0">%PI(n) = li(n) - log log n - %gamma - int from 1 to infinity {{partial} over {partial y}(sum from k = 1 to infinity{{(-1)^{k-1}} over k}y^-k D_{k,y+1}(n y^k)) dy}</annotation>
  </semantics>
</math>
</file>

<file path=Object 17/content.xml><?xml version="1.0" encoding="utf-8"?>
<math xmlns="http://www.w3.org/1998/Math/MathML">
  <semantics>
    <mtable>
      <mtr>
        <mtd>
          <mrow>
            <mtext/>
          </mrow>
        </mtd>
      </mtr>
      <mtr>
        <mtd>
          <mrow>
            <mtext/>
            <msup>
              <mi>y</mi>
              <mrow>
                <mo stretchy="false">−</mo>
                <mn>1</mn>
              </mrow>
            </msup>
            <msub>
              <mi>D</mi>
              <mrow>
                <mn>1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i>y</mi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row>
                <mo stretchy="false">−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</mrow>
            <msup>
              <mi>y</mi>
              <mrow>
                <mo stretchy="false">−</mo>
                <mn>2</mn>
              </mrow>
            </msup>
            <msub>
              <mi>D</mi>
              <mrow>
                <mn>2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sup>
                    <mi>y</mi>
                    <mn>2</mn>
                  </msup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  <msup>
              <mi>y</mi>
              <mrow>
                <mo stretchy="false">−</mo>
                <mn>3</mn>
              </mrow>
            </msup>
            <msub>
              <mi>D</mi>
              <mrow>
                <mn>3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sup>
                    <mi>y</mi>
                    <mn>3</mn>
                  </msup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row>
                <mo stretchy="false">−</mo>
                <mrow>
                  <mfrac>
                    <mrow>
                      <mn>1</mn>
                    </mrow>
                    <mrow>
                      <mn>4</mn>
                    </mrow>
                  </mfrac>
                </mrow>
              </mrow>
            </mrow>
            <msup>
              <mi>y</mi>
              <mrow>
                <mo stretchy="false">−</mo>
                <mn>4</mn>
              </mrow>
            </msup>
            <msub>
              <mi>D</mi>
              <mrow>
                <mn>4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sup>
                    <mi>y</mi>
                    <mn>4</mn>
                  </msup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row>
                <mfrac>
                  <mrow>
                    <mn>1</mn>
                  </mrow>
                  <mrow>
                    <mn>5</mn>
                  </mrow>
                </mfrac>
              </mrow>
            </mrow>
            <msup>
              <mi>y</mi>
              <mrow>
                <mo stretchy="false">−</mo>
                <mn>5</mn>
              </mrow>
            </msup>
            <msub>
              <mi>D</mi>
              <mrow>
                <mn>5,</mn>
                <mrow>
                  <mi>y</mi>
                  <mo stretchy="false">+</mo>
                  <mn>1</mn>
                </mrow>
              </mrow>
            </msub>
            <mrow>
              <mo stretchy="false">(</mo>
              <mrow>
                <mi>n</mi>
                <msup>
                  <mi>y</mi>
                  <mn>5</mn>
                </msup>
              </mrow>
              <mo stretchy="false">)</mo>
            </mrow>
            <mtext/>
          </mrow>
        </mtd>
      </mtr>
      <mtr>
        <mtd>
          <mrow>
            <mrow>
              <mtext/>
              <mo stretchy="false">+</mo>
              <mn>...</mn>
            </mrow>
          </mrow>
        </mtd>
      </mtr>
    </mtable>
    <annotation encoding="StarMath 5.0">""newline "" y^-1 D_{1,y+1}(n y)+
""newline "" {-{{1}over{2}}} y^-2 D_{2,y+1}(n y^2)+
""newline "" {{{1}over{3}}} y^-3 D_{3,y+1}(n y^3)+
""newline "" {-{{1}over{4}}} y^-4 D_{4,y+1}(n y^4)+
""newline "" {{{1}over{5}}} y^-5 D_{5,y+1}(n y^5)
""newline ""+...
</annotation>
  </semantics>
</math>
</file>

<file path=Object 18/content.xml><?xml version="1.0" encoding="utf-8"?>
<math xmlns="http://www.w3.org/1998/Math/MathML">
  <semantics>
    <mrow>
      <msub>
        <mi>C</mi>
        <mrow>
          <mn>0,</mn>
          <mi>y</mi>
        </mrow>
      </msub>
      <mrow>
        <mrow>
          <mo stretchy="false">(</mo>
          <mrow>
            <mi>x</mi>
          </mrow>
          <mo stretchy="false">)</mo>
        </mrow>
        <mo stretchy="false">=</mo>
        <mn>1</mn>
      </mrow>
      <mtext>; </mtext>
      <msub>
        <mi>C</mi>
        <mrow>
          <mi>k</mi>
          <mi>,</mi>
          <mi>y</mi>
        </mrow>
      </msub>
      <mrow>
        <mrow>
          <mo stretchy="false">(</mo>
          <mrow>
            <mi>x</mi>
          </mrow>
          <mo stretchy="false">)</mo>
        </mrow>
        <mo stretchy="false">=</mo>
        <mrow>
          <mfrac>
            <mn>1</mn>
            <mrow>
              <mi>y</mi>
            </mrow>
          </mfrac>
        </mrow>
      </mrow>
      <mrow>
        <munderover>
          <mo stretchy="false">∑</mo>
          <mrow>
            <mi>j</mi>
            <mo stretchy="false">=</mo>
            <mn>0</mn>
          </mrow>
          <mrow>
            <mo stretchy="false">⌊</mo>
            <mrow>
              <mi>y</mi>
              <mrow>
                <mrow>
                  <mi>x</mi>
                  <mo stretchy="false">−</mo>
                  <mi>y</mi>
                </mrow>
                <mo stretchy="false">−</mo>
                <mn>1</mn>
              </mrow>
            </mrow>
            <mo stretchy="false">⌋</mo>
          </mrow>
        </munderover>
        <msub>
          <mi>C</mi>
          <mrow>
            <mrow>
              <mi>k</mi>
              <mo stretchy="false">−</mo>
              <mn>1,</mn>
            </mrow>
            <mi>y</mi>
          </mrow>
        </msub>
      </mrow>
      <mrow>
        <mo stretchy="false">(</mo>
        <mrow>
          <mfrac>
            <mrow>
              <mi>y</mi>
              <mi>x</mi>
            </mrow>
            <mrow>
              <mrow>
                <mrow>
                  <mi>j</mi>
                  <mo stretchy="false">+</mo>
                  <mi>y</mi>
                </mrow>
                <mo stretchy="false">+</mo>
                <mn>1</mn>
              </mrow>
            </mrow>
          </mfrac>
        </mrow>
        <mo stretchy="false">)</mo>
      </mrow>
    </mrow>
    <annotation encoding="StarMath 5.0">C_{0,y}(x) = 1"; "C_{k,y}(x) = {1 over {y}}sum from j = 0 to lfloor y x - y - 1 rfloor C_{k-1,y}( {y x} over {j+y+1} )</annotation>
  </semantics>
</math>
</file>

<file path=Object 19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−</mo>
        <mrow>
          <munderover>
            <mo stretchy="false">∫</mo>
            <mn>1</mn>
            <mo stretchy="false">∞</mo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o stretchy="false">(</mo>
              <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o stretchy="false">∞</mo>
                  </munderover>
                  <mrow>
                    <mfrac>
                      <mrow>
                        <msup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</msup>
                      </mrow>
                      <mi>k</mi>
                    </mfrac>
                  </mrow>
                </mrow>
                <msub>
                  <mi>C</mi>
                  <mrow>
                    <mi>k</mi>
                    <mi>,</mi>
                    <mi>y</mi>
                  </mrow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  <mi mathvariant="italic">dy</mi>
          </mrow>
        </mrow>
      </mrow>
    </mrow>
    <annotation encoding="StarMath 5.0">%PI(n) = li(n) - log log n - %gamma - int from 1 to infinity {{partial} over {partial y}(sum from k = 1 to infinity{{(-1)^{k-1}} over k}C_{k,y}(n)) dy}</annotation>
  </semantics>
</math>
</file>

<file path=Object 2/content.xml><?xml version="1.0" encoding="utf-8"?>
<math xmlns="http://www.w3.org/1998/Math/MathML">
  <semantics>
    <mrow>
      <msub>
        <mi>D</mi>
        <mi>z</mi>
      </msub>
      <mrow>
        <mrow>
          <mo stretchy="false">(</mo>
          <mrow>
            <mi>n</mi>
          </mrow>
          <mo stretchy="false">)</mo>
        </mrow>
        <mo stretchy="false">=</mo>
        <msub>
          <mi>L</mi>
          <mrow>
            <mrow>
              <mo stretchy="false">−</mo>
              <mi>z</mi>
            </mrow>
          </mrow>
        </msub>
      </mrow>
      <mrow>
        <mrow>
          <mo stretchy="false">(</mo>
          <mrow>
            <mi>log</mi>
            <mi>n</mi>
          </mrow>
          <mo stretchy="false">)</mo>
        </mrow>
        <mo stretchy="false">−</mo>
        <mrow>
          <munderover>
            <mo stretchy="false">∫</mo>
            <mn>1</mn>
            <mo stretchy="false">∞</mo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o stretchy="false">(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o stretchy="false">∞</mo>
                  </munderover>
                  <mrow>
                    <mo stretchy="false">(</mo>
                    <mrow>
                      <mtable>
                        <mtr>
                          <mtd>
                            <mrow>
                              <mi>z</mi>
                            </mrow>
                          </mtd>
                        </mtr>
                        <mtr>
                          <mtd>
                            <mrow>
                              <mi>k</mi>
                            </mrow>
                          </mtd>
                        </mtr>
                      </mtable>
                    </mrow>
                    <mo stretchy="false">)</mo>
                  </mrow>
                </mrow>
                <msup>
                  <mi>y</mi>
                  <mrow>
                    <mo stretchy="false">−</mo>
                    <mi>k</mi>
                  </mrow>
                </msup>
                <msub>
                  <mi>D</mi>
                  <mrow>
                    <mi>k</mi>
                    <mi>,</mi>
                    <mrow>
                      <mi>y</mi>
                      <mo stretchy="false">+</mo>
                      <mn>1</mn>
                    </mrow>
                  </mrow>
                </msub>
                <mrow>
                  <mo stretchy="false">(</mo>
                  <mrow>
                    <mi>n</mi>
                    <msup>
                      <mi>y</mi>
                      <mi>k</mi>
                    </msup>
                  </mrow>
                  <mo stretchy="false">)</mo>
                </mrow>
              </mrow>
              <mo stretchy="false">)</mo>
            </mrow>
            <mi mathvariant="italic">dy</mi>
          </mrow>
        </mrow>
      </mrow>
    </mrow>
    <annotation encoding="StarMath 5.0">D_z(n) = L_{-z}(log n) - int from 1 to infinity  {{partial} over {partial y}(sum from k = 0 to infinity(binom{z}{k}) y^-k D_{k,y+1}(n y^k)) dy}</annotation>
  </semantics>
</math>
</file>

<file path=Object 20/content.xml><?xml version="1.0" encoding="utf-8"?>
<math xmlns="http://www.w3.org/1998/Math/MathML">
  <semantics>
    <mrow>
      <msub>
        <mi>C</mi>
        <mrow>
          <mi>k</mi>
          <mi>,</mi>
          <mi>y</mi>
        </mrow>
      </msub>
      <mrow>
        <mrow>
          <mo stretchy="false">(</mo>
          <mrow>
            <mi>x</mi>
          </mrow>
          <mo stretchy="false">)</mo>
        </mrow>
        <mo stretchy="false">=</mo>
        <mrow>
          <mfrac>
            <mn>1</mn>
            <mrow>
              <mi>y</mi>
            </mrow>
          </mfrac>
        </mrow>
      </mrow>
      <mrow>
        <mrow>
          <munderover>
            <mo stretchy="false">∑</mo>
            <mrow>
              <mi>j</mi>
              <mo stretchy="false">=</mo>
              <mn>0</mn>
            </mrow>
            <mrow>
              <mo stretchy="false">⌊</mo>
              <mrow>
                <mi>y</mi>
                <mrow>
                  <mrow>
                    <mi>x</mi>
                    <mo stretchy="false">−</mo>
                    <mi>y</mi>
                  </mrow>
                  <mo stretchy="false">−</mo>
                  <mn>1</mn>
                </mrow>
              </mrow>
              <mo stretchy="false">⌋</mo>
            </mrow>
          </munderover>
          <mrow>
            <mfrac>
              <mn>1</mn>
              <mi>k</mi>
            </mfrac>
          </mrow>
        </mrow>
        <mo stretchy="false">−</mo>
        <msub>
          <mi>C</mi>
          <mrow>
            <mrow>
              <mi>k</mi>
              <mo stretchy="false">−</mo>
              <mn>1,</mn>
            </mrow>
            <mi>y</mi>
          </mrow>
        </msub>
      </mrow>
      <mrow>
        <mo stretchy="false">(</mo>
        <mrow>
          <mfrac>
            <mrow>
              <mi>y</mi>
              <mi>x</mi>
            </mrow>
            <mrow>
              <mrow>
                <mrow>
                  <mi>j</mi>
                  <mo stretchy="false">+</mo>
                  <mi>y</mi>
                </mrow>
                <mo stretchy="false">+</mo>
                <mn>1</mn>
              </mrow>
            </mrow>
          </mfrac>
        </mrow>
        <mo stretchy="false">)</mo>
      </mrow>
    </mrow>
    <annotation encoding="StarMath 5.0">C_{k,y}(x) = {1 over {y}}sum from j = 0 to lfloor y x - y - 1 rfloor {1 over k} - C_{k-1,y}( {y x} over {j+y+1} )</annotation>
  </semantics>
</math>
</file>

<file path=Object 21/content.xml><?xml version="1.0" encoding="utf-8"?>
<math xmlns="http://www.w3.org/1998/Math/MathML">
  <semantics>
    <mrow>
      <msub>
        <mi>P</mi>
        <mrow>
          <mi>k</mi>
          <mi>,</mi>
          <mi>y</mi>
        </mrow>
      </msub>
      <mrow>
        <mrow>
          <mo stretchy="false">(</mo>
          <mrow>
            <mi>x</mi>
          </mrow>
          <mo stretchy="false">)</mo>
        </mrow>
        <mo stretchy="false">=</mo>
        <mrow>
          <mfrac>
            <mn>1</mn>
            <mrow>
              <mi>y</mi>
            </mrow>
          </mfrac>
        </mrow>
      </mrow>
      <mrow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i>x</mi>
                <mrow>
                  <mi>y</mi>
                  <mo stretchy="false">−</mo>
                  <mi>y</mi>
                </mrow>
              </mrow>
              <mo stretchy="false">⌋</mo>
            </mrow>
          </munderover>
          <mrow>
            <mfrac>
              <mn>1</mn>
              <mi>k</mi>
            </mfrac>
          </mrow>
        </mrow>
        <mo stretchy="false">−</mo>
        <msub>
          <mi>P</mi>
          <mrow>
            <mrow>
              <mi>k</mi>
              <mo stretchy="false">+</mo>
              <mn>1,</mn>
            </mrow>
            <mi>y</mi>
          </mrow>
        </msub>
      </mrow>
      <mrow>
        <mo stretchy="false">(</mo>
        <mrow>
          <mfrac>
            <mrow>
              <mi>x</mi>
              <mi>y</mi>
            </mrow>
            <mrow>
              <mrow>
                <mi>j</mi>
                <mo stretchy="false">+</mo>
                <mi>y</mi>
              </mrow>
            </mrow>
          </mfrac>
        </mrow>
        <mo stretchy="false">)</mo>
      </mrow>
    </mrow>
    <annotation encoding="StarMath 5.0">P_{k,y}(x) = {1 over {y}}sum from j = 1 to lfloor x y-y rfloor {1 over k} - P_{k+1,y}( {x y} over {j+y} )</annotation>
  </semantics>
</math>
</file>

<file path=Object 22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−</mo>
        <mrow>
          <munderover>
            <mo stretchy="false">∫</mo>
            <mn>1</mn>
            <mo stretchy="false">∞</mo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sub>
              <mi>P</mi>
              <mrow>
                <mn>1,</mn>
                <mi>y</mi>
              </mrow>
            </msub>
            <mrow>
              <mo stretchy="false">(</mo>
              <mrow>
                <mi>n</mi>
              </mrow>
              <mo stretchy="false">)</mo>
            </mrow>
            <mi mathvariant="italic">dy</mi>
          </mrow>
        </mrow>
      </mrow>
    </mrow>
    <annotation encoding="StarMath 5.0">%PI(n) = li(n) - log log n - %gamma - int from 1 to infinity {{partial} over {partial y}P_{1,y}(n) dy}</annotation>
  </semantics>
</math>
</file>

<file path=Object 23/content.xml><?xml version="1.0" encoding="utf-8"?>
<math xmlns="http://www.w3.org/1998/Math/MathML">
  <semantics>
    <mrow>
      <msub>
        <mi>C</mi>
        <mrow>
          <mi>z</mi>
          <mi>,</mi>
          <mi>k</mi>
        </mrow>
      </msub>
      <mrow>
        <mrow>
          <mo stretchy="false">(</mo>
          <mrow>
            <mi>n</mi>
          </mrow>
          <mo stretchy="false">)</mo>
        </mrow>
        <mo stretchy="false">=</mo>
        <mrow>
          <mfrac>
            <mrow>
              <mrow>
                <mrow>
                  <mi>z</mi>
                  <mo stretchy="false">−</mo>
                  <mi>k</mi>
                </mrow>
                <mo stretchy="false">+</mo>
                <mn>1</mn>
              </mrow>
            </mrow>
            <mrow>
              <mi>k</mi>
            </mrow>
          </mfrac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n>1</mn>
        </mrow>
        <mo stretchy="false">+</mo>
        <msub>
          <mi>C</mi>
          <mrow>
            <mi>z</mi>
            <mi>,</mi>
            <mrow>
              <mi>k</mi>
              <mo stretchy="false">+</mo>
              <mn>1</mn>
            </mrow>
          </mrow>
        </msub>
      </mrow>
      <mrow>
        <mo stretchy="false">(</mo>
        <mrow>
          <mfrac>
            <mrow>
              <mi>n</mi>
            </mrow>
            <mrow>
              <mi>j</mi>
            </mrow>
          </mfrac>
        </mrow>
        <mo stretchy="false">)</mo>
      </mrow>
      <mi>;</mi>
      <msub>
        <mi>D</mi>
        <mi>z</mi>
      </msub>
      <mrow>
        <mrow>
          <mo stretchy="false">(</mo>
          <mrow>
            <mi>n</mi>
          </mrow>
          <mo stretchy="false">)</mo>
        </mrow>
        <mo stretchy="false">=</mo>
        <mrow>
          <mn>1</mn>
          <mo stretchy="false">+</mo>
          <msub>
            <mi>C</mi>
            <mrow>
              <mi>z</mi>
              <mi>,</mi>
              <mn>1</mn>
            </mrow>
          </msub>
        </mrow>
      </mrow>
      <mrow>
        <mo stretchy="false">(</mo>
        <mrow>
          <mi>n</mi>
        </mrow>
        <mo stretchy="false">)</mo>
      </mrow>
    </mrow>
    <annotation encoding="StarMath 5.0">C_{z,k}(n) = {{z-k+1} over {k}}sum from j = 2 to lfloor n rfloor 1+C_{z,k+1}( {n} over {j} ); D_z(n) = 1+C_{z,1}(n)</annotation>
  </semantics>
</math>
</file>

<file path=Object 24/content.xml><?xml version="1.0" encoding="utf-8"?>
<math xmlns="http://www.w3.org/1998/Math/MathML">
  <semantics>
    <mtable>
      <mtr>
        <mtd>
          <mrow>
            <msub>
              <mi>P</mi>
              <mrow>
                <mi>k</mi>
                <mi>,</mi>
                <mi>y</mi>
              </mrow>
            </msub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text>                                                                           </mtext>
            </mrow>
            <mtext/>
          </mrow>
        </mtd>
      </mtr>
      <mtr>
        <mtd>
          <mrow>
            <mtext/>
            <mrow>
              <mfrac>
                <mn>1</mn>
                <mrow>
                  <mi>y</mi>
                </mrow>
              </mfrac>
            </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stretchy="false">⌊</mo>
                    <mrow>
                      <mi>x</mi>
                      <mrow>
                        <mi>y</mi>
                        <mo stretchy="false">−</mo>
                        <mi>y</mi>
                      </mrow>
                    </mrow>
                    <mo stretchy="false">⌋</mo>
                  </mrow>
                </munderover>
                <mn>1</mn>
              </mrow>
              <mo stretchy="false">−</mo>
              <mtext/>
            </mrow>
          </mrow>
        </mtd>
      </mtr>
      <mtr>
        <mtd>
          <mrow>
            <mtext/>
            <mrow>
              <mfrac>
                <mn>1</mn>
                <mrow>
                  <msup>
                    <mn>2y</mn>
                    <mn>2</mn>
                  </msup>
                </mrow>
              </mfrac>
            </mrow>
            <mrow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o stretchy="false">⌊</mo>
                      <mrow>
                        <mrow>
                          <mrow>
                            <mfrac>
                              <mrow>
                                <mi>x</mi>
                                <msup>
                                  <mi>y</mi>
                                  <mn>2</mn>
                                </msup>
                              </mrow>
                              <mrow>
                                <mrow>
                                  <mi>j</mi>
                                  <mo stretchy="false">+</mo>
                                  <mi>y</mi>
                                </mrow>
                              </mrow>
                            </mfrac>
                            <mo stretchy="false">−</mo>
                            <mi>y</mi>
                          </mrow>
                        </mrow>
                      </mrow>
                      <mo stretchy="false">⌋</mo>
                    </mrow>
                  </munderover>
                  <mn>1</mn>
                </mrow>
              </mrow>
              <mo stretchy="false">+</mo>
              <mtext/>
            </mrow>
          </mrow>
        </mtd>
      </mtr>
      <mtr>
        <mtd>
          <mrow>
            <mtext/>
            <mrow>
              <mfrac>
                <mn>1</mn>
                <mrow>
                  <msup>
                    <mn>3y</mn>
                    <mn>3</mn>
                  </msup>
                </mrow>
              </mfrac>
            </mrow>
            <mrow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k</mi>
                      <mo stretchy="false">=</mo>
                      <mn>1</mn>
                    </mrow>
                  </munder>
                  <mrow>
                    <munderover>
                      <mo stretchy="false">∑</mo>
                      <mrow>
                        <mi>l</mi>
                        <mo stretchy="false">=</mo>
                        <mn>1</mn>
                      </mrow>
                      <mrow>
                        <mo stretchy="false">⌊</mo>
                        <mrow>
                          <mrow>
                            <mrow>
                              <mfrac>
                                <mrow>
                                  <mi>x</mi>
                                  <msup>
                                    <mi>y</mi>
                                    <mn>3</mn>
                                  </msup>
                                </mrow>
                                <mrow>
                                  <mrow>
                                    <mo stretchy="false">(</mo>
                                    <mrow>
                                      <mrow>
                                        <mi>j</mi>
                                        <mo stretchy="false">+</mo>
                                        <mi>y</mi>
                                      </mrow>
                                    </mrow>
                                    <mo stretchy="false">)</mo>
                                  </mrow>
                                  <mrow>
                                    <mo stretchy="false">(</mo>
                                    <mrow>
                                      <mrow>
                                        <mi>k</mi>
                                        <mo stretchy="false">+</mo>
                                        <mi>y</mi>
                                      </mrow>
                                    </mrow>
                                    <mo stretchy="false">)</mo>
                                  </mrow>
                                </mrow>
                              </mfrac>
                              <mo stretchy="false">−</mo>
                              <mi>y</mi>
                            </mrow>
                          </mrow>
                        </mrow>
                        <mo stretchy="false">⌋</mo>
                      </mrow>
                    </munderover>
                    <mn>1</mn>
                  </mrow>
                </mrow>
              </mrow>
              <mo stretchy="false">−</mo>
              <mtext/>
            </mrow>
          </mrow>
        </mtd>
      </mtr>
      <mtr>
        <mtd>
          <mrow>
            <mtext/>
            <mrow>
              <mfrac>
                <mn>1</mn>
                <mrow>
                  <msup>
                    <mn>4y</mn>
                    <mn>4</mn>
                  </msup>
                </mrow>
              </mfrac>
            </mrow>
            <mrow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k</mi>
                      <mo stretchy="false">=</mo>
                      <mn>1</mn>
                    </mrow>
                  </munder>
                  <mrow>
                    <munder>
                      <mo stretchy="false">∑</mo>
                      <mrow>
                        <mi>l</mi>
                        <mo stretchy="false">=</mo>
                        <mn>1</mn>
                      </mrow>
                    </munder>
                    <mrow>
                      <munderover>
                        <mo stretchy="false">∑</mo>
                        <mrow>
                          <mi>m</mi>
                          <mo stretchy="false">=</mo>
                          <mn>1</mn>
                        </mrow>
                        <mrow>
                          <mo stretchy="false">⌊</mo>
                          <mrow>
                            <mrow>
                              <mrow>
                                <mfrac>
                                  <mrow>
                                    <mi>x</mi>
                                    <msup>
                                      <mi>y</mi>
                                      <mn>4</mn>
                                    </msup>
                                  </mrow>
                                  <mrow>
                                    <mrow>
                                      <mo stretchy="false">(</mo>
                                      <mrow>
                                        <mrow>
                                          <mi>j</mi>
                                          <mo stretchy="false">+</mo>
                                          <mi>y</mi>
                                        </mrow>
                                      </mrow>
                                      <mo stretchy="false">)</mo>
                                    </mrow>
                                    <mrow>
                                      <mo stretchy="false">(</mo>
                                      <mrow>
                                        <mrow>
                                          <mi>k</mi>
                                          <mo stretchy="false">+</mo>
                                          <mi>y</mi>
                                        </mrow>
                                      </mrow>
                                      <mo stretchy="false">)</mo>
                                    </mrow>
                                    <mrow>
                                      <mo stretchy="false">(</mo>
                                      <mrow>
                                        <mrow>
                                          <mi>l</mi>
                                          <mo stretchy="false">+</mo>
                                          <mi>y</mi>
                                        </mrow>
                                      </mrow>
                                      <mo stretchy="false">)</mo>
                                    </mrow>
                                  </mrow>
                                </mfrac>
                                <mo stretchy="false">−</mo>
                                <mi>y</mi>
                              </mrow>
                            </mrow>
                          </mrow>
                          <mo stretchy="false">⌋</mo>
                        </mrow>
                      </munderover>
                      <mn>1</mn>
                    </mrow>
                  </mrow>
                </mrow>
              </mrow>
              <mo stretchy="false">+</mo>
              <mn>...</mn>
            </mrow>
          </mrow>
        </mtd>
      </mtr>
    </mtable>
    <annotation encoding="StarMath 5.0">P_{k,y}(x) = "                                                                           "
"" newline "" {1 over {y}}sum from j = 1 to lfloor x y-y rfloor 1 -
"" newline ""  {1 over {2y^2}}sum from j = 1 sum from k = 1 to lfloor {{x y^2} over {j+y}-y} rfloor 1 +
"" newline ""  {1 over {3y^3}}sum from j = 1 sum from k = 1 sum from l = 1 to lfloor {{x y^3} over {(j+y)(k+y)}-y} rfloor 1-
"" newline ""   {1 over {4y^4}}sum from j = 1 sum from k = 1 sum from l = 1 sum from m = 1 to lfloor {{x y^4} over {(j+y)(k+y)(l+y)}-y} rfloor 1+...</annotation>
  </semantics>
</math>
</file>

<file path=Object 3/content.xml><?xml version="1.0" encoding="utf-8"?>
<math xmlns="http://www.w3.org/1998/Math/MathML">
  <semantics>
    <mrow>
      <msub>
        <mi>D</mi>
        <mi>z</mi>
      </msub>
      <mrow>
        <mrow>
          <mo stretchy="false">(</mo>
          <mrow>
            <mi>n</mi>
          </mrow>
          <mo stretchy="false">)</mo>
        </mrow>
        <mo stretchy="false">=</mo>
        <msub>
          <mi>L</mi>
          <mrow>
            <mrow>
              <mo stretchy="false">−</mo>
              <mi>z</mi>
            </mrow>
          </mrow>
        </msub>
      </mrow>
      <mrow>
        <mrow>
          <mo stretchy="false">(</mo>
          <mrow>
            <mi>log</mi>
            <mi>n</mi>
          </mrow>
          <mo stretchy="false">)</mo>
        </mrow>
        <mo stretchy="false">−</mo>
        <mrow>
          <munderover>
            <mo stretchy="false">∫</mo>
            <mn>1</mn>
            <mo stretchy="false">∞</mo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o stretchy="false">(</mo>
              <mrow>
                <mrow>
                  <mrow>
                    <mo stretchy="false">(</mo>
                    <mrow>
                      <mtable>
                        <mtr>
                          <mtd>
                            <mrow>
                              <mi>z</mi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</mtr>
                      </mtable>
                    </mrow>
                    <mo stretchy="false">)</mo>
                  </mrow>
                  <mo stretchy="false">+</mo>
                  <mrow>
                    <mo stretchy="false">(</mo>
                    <mrow>
                      <mtable>
                        <mtr>
                          <mtd>
                            <mrow>
                              <mi>z</mi>
                            </mrow>
                          </mtd>
                        </mtr>
                        <mtr>
                          <mtd>
                            <mrow>
                              <mn>1</mn>
                            </mrow>
                          </mtd>
                        </mtr>
                      </mtable>
                    </mrow>
                    <mo stretchy="false">)</mo>
                  </mrow>
                </mrow>
                <msup>
                  <mi>y</mi>
                  <mrow>
                    <mo stretchy="false">−</mo>
                    <mn>1</mn>
                  </mrow>
                </msup>
                <msub>
                  <mi>D</mi>
                  <mrow>
                    <mn>1,</mn>
                    <mrow>
                      <mi>y</mi>
                      <mo stretchy="false">+</mo>
                      <mn>1</mn>
                    </mrow>
                  </mrow>
                </msub>
                <mrow>
                  <mrow>
                    <mo stretchy="false">(</mo>
                    <mrow>
                      <mi>n</mi>
                      <mi>y</mi>
                    </mrow>
                    <mo stretchy="false">)</mo>
                  </mrow>
                  <mo stretchy="false">+</mo>
                  <mrow>
                    <mo stretchy="false">(</mo>
                    <mrow>
                      <mtable>
                        <mtr>
                          <mtd>
                            <mrow>
                              <mi>z</mi>
                            </mrow>
                          </mtd>
                        </mtr>
                        <mtr>
                          <mtd>
                            <mrow>
                              <mn>2</mn>
                            </mrow>
                          </mtd>
                        </mtr>
                      </mtable>
                    </mrow>
                    <mo stretchy="false">)</mo>
                  </mrow>
                </mrow>
                <msup>
                  <mi>y</mi>
                  <mrow>
                    <mo stretchy="false">−</mo>
                    <mn>2</mn>
                  </mrow>
                </msup>
                <msub>
                  <mi>D</mi>
                  <mrow>
                    <mn>2,</mn>
                    <mrow>
                      <mi>y</mi>
                      <mo stretchy="false">+</mo>
                      <mn>1</mn>
                    </mrow>
                  </mrow>
                </msub>
                <mrow>
                  <mrow>
                    <mo stretchy="false">(</mo>
                    <mrow>
                      <mi>n</mi>
                      <msup>
                        <mi>y</mi>
                        <mn>2</mn>
                      </msup>
                    </mrow>
                    <mo stretchy="false">)</mo>
                  </mrow>
                  <mo stretchy="false">+</mo>
                  <mrow>
                    <mo stretchy="false">(</mo>
                    <mrow>
                      <mtable>
                        <mtr>
                          <mtd>
                            <mrow>
                              <mi>z</mi>
                            </mrow>
                          </mtd>
                        </mtr>
                        <mtr>
                          <mtd>
                            <mrow>
                              <mn>3</mn>
                            </mrow>
                          </mtd>
                        </mtr>
                      </mtable>
                    </mrow>
                    <mo stretchy="false">)</mo>
                  </mrow>
                </mrow>
                <msup>
                  <mi>y</mi>
                  <mrow>
                    <mo stretchy="false">−</mo>
                    <mn>3</mn>
                  </mrow>
                </msup>
                <msub>
                  <mi>D</mi>
                  <mrow>
                    <mn>3,</mn>
                    <mrow>
                      <mi>y</mi>
                      <mo stretchy="false">+</mo>
                      <mn>1</mn>
                    </mrow>
                  </mrow>
                </msub>
                <mrow>
                  <mrow>
                    <mo stretchy="false">(</mo>
                    <mrow>
                      <mi>n</mi>
                      <msup>
                        <mi>y</mi>
                        <mn>3</mn>
                      </msup>
                    </mrow>
                    <mo stretchy="false">)</mo>
                  </mrow>
                  <mo stretchy="false">+</mo>
                  <mn>...</mn>
                </mrow>
              </mrow>
              <mo stretchy="false">)</mo>
            </mrow>
            <mi mathvariant="italic">dy</mi>
          </mrow>
        </mrow>
      </mrow>
    </mrow>
    <annotation encoding="StarMath 5.0">D_z(n) = L_{-z}(log n) - int from 1 to infinity  {{partial} over {partial y}(

(binom{z}{0})+
(binom{z}{1}) y^-1 D_{1,y+1}(n y)+
(binom{z}{2}) y^-2 D_{2,y+1}(n y^2)+
(binom{z}{3}) y^-3 D_{3,y+1}(n y^3)+...

) dy}</annotation>
  </semantics>
</math>
</file>

<file path=Object 33/content.xml><?xml version="1.0" encoding="utf-8"?>
<math xmlns="http://www.w3.org/1998/Math/MathML">
  <semantics>
    <mrow>
      <msub>
        <mi>C</mi>
        <mrow>
          <mn>0,</mn>
          <mi>y</mi>
        </mrow>
      </msub>
      <mrow>
        <mrow>
          <mo stretchy="false">(</mo>
          <mrow>
            <mi>x</mi>
          </mrow>
          <mo stretchy="false">)</mo>
        </mrow>
        <mo stretchy="false">=</mo>
        <mn>1</mn>
      </mrow>
      <mtext>; </mtext>
      <msub>
        <mi>C</mi>
        <mrow>
          <mi>k</mi>
          <mi>,</mi>
          <mi>y</mi>
        </mrow>
      </msub>
      <mrow>
        <mrow>
          <mo stretchy="false">(</mo>
          <mrow>
            <mi>x</mi>
          </mrow>
          <mo stretchy="false">)</mo>
        </mrow>
        <mo stretchy="false">=</mo>
        <mrow>
          <mfrac>
            <mn>1</mn>
            <mrow>
              <mi>y</mi>
            </mrow>
          </mfrac>
        </mrow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i>x</mi>
              <mrow>
                <mi>y</mi>
                <mo stretchy="false">−</mo>
                <mi>y</mi>
              </mrow>
            </mrow>
            <mo stretchy="false">⌋</mo>
          </mrow>
        </munderover>
        <msub>
          <mi>C</mi>
          <mrow>
            <mrow>
              <mi>k</mi>
              <mo stretchy="false">−</mo>
              <mn>1,</mn>
            </mrow>
            <mi>y</mi>
          </mrow>
        </msub>
      </mrow>
      <mrow>
        <mo stretchy="false">(</mo>
        <mrow>
          <mfrac>
            <mrow>
              <mi>x</mi>
              <mi>y</mi>
            </mrow>
            <mrow>
              <mrow>
                <mi>j</mi>
                <mo stretchy="false">+</mo>
                <mi>y</mi>
              </mrow>
            </mrow>
          </mfrac>
        </mrow>
        <mo stretchy="false">)</mo>
      </mrow>
    </mrow>
    <annotation encoding="StarMath 5.0">C_{0,y}(x) = 1"; "C_{k,y}(x) = {1 over {y}}sum from j = 1 to lfloor x y - y rfloor C_{k-1,y}( {x y} over {j+y} )</annotation>
  </semantics>
</math>
</file>

<file path=Object 34/content.xml><?xml version="1.0" encoding="utf-8"?>
<math xmlns="http://www.w3.org/1998/Math/MathML">
  <semantics>
    <mrow>
      <msub>
        <mi>C</mi>
        <mrow>
          <mn>0,</mn>
          <mi>y</mi>
        </mrow>
      </msub>
      <mrow>
        <mrow>
          <mo stretchy="false">(</mo>
          <mrow>
            <mi>x</mi>
          </mrow>
          <mo stretchy="false">)</mo>
        </mrow>
        <mo stretchy="false">=</mo>
        <mn>1</mn>
      </mrow>
      <mtext>; </mtext>
      <msub>
        <mi>C</mi>
        <mrow>
          <mi>k</mi>
          <mi>,</mi>
          <mi>y</mi>
        </mrow>
      </msub>
      <mrow>
        <mrow>
          <mo stretchy="false">(</mo>
          <mrow>
            <mi>x</mi>
          </mrow>
          <mo stretchy="false">)</mo>
        </mrow>
        <mo stretchy="false">=</mo>
        <mrow>
          <mfrac>
            <mn>1</mn>
            <mrow>
              <mi>y</mi>
            </mrow>
          </mfrac>
        </mrow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i>x</mi>
              <mrow>
                <mi>y</mi>
                <mo stretchy="false">−</mo>
                <mi>y</mi>
              </mrow>
            </mrow>
            <mo stretchy="false">⌋</mo>
          </mrow>
        </munderover>
        <msub>
          <mi>C</mi>
          <mrow>
            <mrow>
              <mi>k</mi>
              <mo stretchy="false">−</mo>
              <mn>1,</mn>
            </mrow>
            <mi>y</mi>
          </mrow>
        </msub>
      </mrow>
      <mrow>
        <mo stretchy="false">(</mo>
        <mrow>
          <mfrac>
            <mrow>
              <mi>x</mi>
              <mi>y</mi>
            </mrow>
            <mrow>
              <mrow>
                <mi>j</mi>
                <mo stretchy="false">+</mo>
                <mi>y</mi>
              </mrow>
            </mrow>
          </mfrac>
        </mrow>
        <mo stretchy="false">)</mo>
      </mrow>
    </mrow>
    <annotation encoding="StarMath 5.0">C_{0,y}(x) = 1"; "C_{k,y}(x) = {1 over {y}}sum from j = 1 to lfloor x y - y rfloor C_{k-1,y}( {x y} over {j+y} )</annotation>
  </semantics>
</math>
</file>

<file path=Object 35/content.xml><?xml version="1.0" encoding="utf-8"?>
<math xmlns="http://www.w3.org/1998/Math/MathML">
  <semantics>
    <mrow>
      <mn>4</mn>
      <mi>!</mi>
      <mrow>
        <munder>
          <mo stretchy="false">∑</mo>
          <mrow>
            <mi>j</mi>
            <mo stretchy="false">=</mo>
            <mn>1</mn>
          </mrow>
        </munder>
        <msup>
          <mi>y</mi>
          <mrow>
            <mo stretchy="false">−</mo>
            <mn>1</mn>
          </mrow>
        </msup>
      </mrow>
      <mrow>
        <munder>
          <mo stretchy="false">∑</mo>
          <mrow>
            <mi>k</mi>
            <mo stretchy="false">=</mo>
            <mrow>
              <mi>j</mi>
              <mo stretchy="false">+</mo>
              <mn>1</mn>
            </mrow>
          </mrow>
        </munder>
        <msup>
          <mi>y</mi>
          <mrow>
            <mo stretchy="false">−</mo>
            <mn>1</mn>
          </mrow>
        </msup>
      </mrow>
      <mrow>
        <munder>
          <mo stretchy="false">∑</mo>
          <mrow>
            <mi>l</mi>
            <mo stretchy="false">=</mo>
            <mrow>
              <mi>k</mi>
              <mo stretchy="false">+</mo>
              <mn>1</mn>
            </mrow>
          </mrow>
        </munder>
        <msup>
          <mi>y</mi>
          <mrow>
            <mo stretchy="false">−</mo>
            <mn>1</mn>
          </mrow>
        </msup>
      </mrow>
      <mrow>
        <munderover>
          <mo stretchy="false">∑</mo>
          <mrow>
            <mi>m</mi>
            <mo stretchy="false">=</mo>
            <mrow>
              <mi>l</mi>
              <mo stretchy="false">+</mo>
              <mn>1</mn>
            </mrow>
          </mrow>
          <mrow>
            <mo stretchy="false">⌊</mo>
            <mrow>
              <mrow>
                <mrow>
                  <mfrac>
                    <mi>x</mi>
                    <mrow>
                      <mrow>
                        <mo stretchy="false">(</mo>
                        <mrow>
                          <mrow>
                            <mfrac>
                              <mi>j</mi>
                              <mi>y</mi>
                            </mfrac>
                            <mo stretchy="false">+</mo>
                            <mn>1</mn>
                          </mrow>
                        </mrow>
                        <mo stretchy="false">)</mo>
                      </mrow>
                      <mrow>
                        <mo stretchy="false">(</mo>
                        <mrow>
                          <mrow>
                            <mfrac>
                              <mi>k</mi>
                              <mi>y</mi>
                            </mfrac>
                            <mo stretchy="false">+</mo>
                            <mn>1</mn>
                          </mrow>
                        </mrow>
                        <mo stretchy="false">)</mo>
                      </mrow>
                      <mrow>
                        <mo stretchy="false">(</mo>
                        <mrow>
                          <mrow>
                            <mfrac>
                              <mi>l</mi>
                              <mi>y</mi>
                            </mfrac>
                            <mo stretchy="false">+</mo>
                            <mn>1</mn>
                          </mrow>
                        </mrow>
                        <mo stretchy="false">)</mo>
                      </mrow>
                    </mrow>
                  </mfrac>
                  <mo stretchy="false">−</mo>
                  <mi>y</mi>
                </mrow>
              </mrow>
            </mrow>
            <mo stretchy="false">⌋</mo>
          </mrow>
        </munderover>
        <msup>
          <mi>y</mi>
          <mrow>
            <mo stretchy="false">−</mo>
            <mn>1</mn>
          </mrow>
        </msup>
      </mrow>
    </mrow>
    <annotation encoding="StarMath 5.0">4!sum from j = 1 y^-1 sum from k = j+1 y^-1  sum from l = k+1 y^-1  sum from m = l+1 to lfloor {x over {(j over y +1)(k over y +1)(l over y +1)}-y} rfloor y^-1 </annotation>
  </semantics>
</math>
</file>

<file path=Object 36/content.xml><?xml version="1.0" encoding="utf-8"?>
<math xmlns="http://www.w3.org/1998/Math/MathML">
  <semantics>
    <mrow>
      <msub>
        <mi>F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n>0</mn>
      </mrow>
      <mtext> when </mtext>
      <mrow>
        <msup>
          <mi>n</mi>
          <mrow>
            <mfrac>
              <mn>1</mn>
              <mi>k</mi>
            </mfrac>
          </mrow>
        </msup>
        <mo stretchy="false">&lt;</mo>
        <mi>a</mi>
      </mrow>
    </mrow>
    <annotation encoding="StarMath 5.0">F_{k,a}(n)=0" when "n^{1 over k} &lt; a</annotation>
  </semantics>
</math>
</file>

<file path=Object 37/content.xml><?xml version="1.0" encoding="utf-8"?>
<math xmlns="http://www.w3.org/1998/Math/MathML">
  <semantics>
    <mrow>
      <msub>
        <mi>F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n>0</mn>
      </mrow>
      <mtext> when </mtext>
      <mrow>
        <msup>
          <mi>n</mi>
          <mrow>
            <mfrac>
              <mn>1</mn>
              <mi>k</mi>
            </mfrac>
          </mrow>
        </msup>
        <mo stretchy="false">&lt;</mo>
        <mi>a</mi>
      </mrow>
    </mrow>
    <annotation encoding="StarMath 5.0">F_{k,a}(n)=0" when "n^{1 over k} &lt; a</annotation>
  </semantics>
</math>
</file>

<file path=Object 38/content.xml><?xml version="1.0" encoding="utf-8"?>
<math xmlns="http://www.w3.org/1998/Math/MathML">
  <semantics>
    <mrow>
      <msub>
        <mi>F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n>0</mn>
      </mrow>
      <mtext> when </mtext>
      <mrow>
        <mi>n</mi>
        <mo stretchy="false">&lt;</mo>
        <msup>
          <mrow>
            <mo stretchy="false">(</mo>
            <mrow>
              <mrow>
                <mfrac>
                  <mi>a</mi>
                  <mi>y</mi>
                </mfrac>
                <mo stretchy="false">+</mo>
                <mn>1</mn>
              </mrow>
            </mrow>
            <mo stretchy="false">)</mo>
          </mrow>
          <mi>k</mi>
        </msup>
      </mrow>
    </mrow>
    <annotation encoding="StarMath 5.0">F_{k,a}(n)=0" when "n &lt; (a over y+1)^k</annotation>
  </semantics>
</math>
</file>

<file path=Object 39/content.xml><?xml version="1.0" encoding="utf-8"?>
<math xmlns="http://www.w3.org/1998/Math/MathML">
  <semantics>
    <mrow>
      <msub>
        <mi>F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n>0</mn>
      </mrow>
      <mtext> when </mtext>
      <mi>y</mi>
      <mrow>
        <mrow>
          <mo stretchy="false">(</mo>
          <mrow>
            <mrow>
              <msup>
                <mi>n</mi>
                <mrow>
                  <mfrac>
                    <mn>1</mn>
                    <mi>k</mi>
                  </mfrac>
                </mrow>
              </msup>
              <mo stretchy="false">−</mo>
              <mn>1</mn>
            </mrow>
          </mrow>
          <mo stretchy="false">)</mo>
        </mrow>
        <mo stretchy="false">&lt;</mo>
        <mi>a</mi>
      </mrow>
    </mrow>
    <annotation encoding="StarMath 5.0">F_{k,a}(n)=0" when "y(n^{1 over k}-1) &lt; a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o stretchy="false">(</mo>
                <mrow>
                  <mtable>
                    <mtr>
                      <mtd>
                        <mrow>
                          <mi>z</mi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o stretchy="false">(</mo>
              <mrow>
                <mtable>
                  <mtr>
                    <mtd>
                      <mrow>
                        <mi>z</mi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  <mo stretchy="false">)</mo>
            </mrow>
            <msup>
              <mi>y</mi>
              <mrow>
                <mo stretchy="false">−</mo>
                <mn>1</mn>
              </mrow>
            </msup>
            <msub>
              <mi>D</mi>
              <mrow>
                <mn>1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i>y</mi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o stretchy="false">(</mo>
              <mrow>
                <mtable>
                  <mtr>
                    <mtd>
                      <mrow>
                        <mi>z</mi>
                      </mrow>
                    </mtd>
                  </mtr>
                  <mtr>
                    <mtd>
                      <mrow>
                        <mn>2</mn>
                      </mrow>
                    </mtd>
                  </mtr>
                </mtable>
              </mrow>
              <mo stretchy="false">)</mo>
            </mrow>
            <msup>
              <mi>y</mi>
              <mrow>
                <mo stretchy="false">−</mo>
                <mn>2</mn>
              </mrow>
            </msup>
            <msub>
              <mi>D</mi>
              <mrow>
                <mn>2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sup>
                    <mi>y</mi>
                    <mn>2</mn>
                  </msup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o stretchy="false">(</mo>
              <mrow>
                <mtable>
                  <mtr>
                    <mtd>
                      <mrow>
                        <mi>z</mi>
                      </mrow>
                    </mtd>
                  </mtr>
                  <mtr>
                    <mtd>
                      <mrow>
                        <mn>3</mn>
                      </mrow>
                    </mtd>
                  </mtr>
                </mtable>
              </mrow>
              <mo stretchy="false">)</mo>
            </mrow>
            <msup>
              <mi>y</mi>
              <mrow>
                <mo stretchy="false">−</mo>
                <mn>3</mn>
              </mrow>
            </msup>
            <msub>
              <mi>D</mi>
              <mrow>
                <mn>3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sup>
                    <mi>y</mi>
                    <mn>3</mn>
                  </msup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o stretchy="false">(</mo>
              <mrow>
                <mtable>
                  <mtr>
                    <mtd>
                      <mrow>
                        <mi>z</mi>
                      </mrow>
                    </mtd>
                  </mtr>
                  <mtr>
                    <mtd>
                      <mrow>
                        <mn>4</mn>
                      </mrow>
                    </mtd>
                  </mtr>
                </mtable>
              </mrow>
              <mo stretchy="false">)</mo>
            </mrow>
            <msup>
              <mi>y</mi>
              <mrow>
                <mo stretchy="false">−</mo>
                <mn>4</mn>
              </mrow>
            </msup>
            <msub>
              <mi>D</mi>
              <mrow>
                <mn>4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sup>
                    <mi>y</mi>
                    <mn>4</mn>
                  </msup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o stretchy="false">(</mo>
              <mrow>
                <mtable>
                  <mtr>
                    <mtd>
                      <mrow>
                        <mi>z</mi>
                      </mrow>
                    </mtd>
                  </mtr>
                  <mtr>
                    <mtd>
                      <mrow>
                        <mn>5</mn>
                      </mrow>
                    </mtd>
                  </mtr>
                </mtable>
              </mrow>
              <mo stretchy="false">)</mo>
            </mrow>
            <msup>
              <mi>y</mi>
              <mrow>
                <mo stretchy="false">−</mo>
                <mn>5</mn>
              </mrow>
            </msup>
            <msub>
              <mi>D</mi>
              <mrow>
                <mn>5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sup>
                    <mi>y</mi>
                    <mn>5</mn>
                  </msup>
                </mrow>
                <mo stretchy="false">)</mo>
              </mrow>
              <mo stretchy="false">+</mo>
              <mn>...</mn>
            </mrow>
          </mrow>
        </mtd>
      </mtr>
    </mtable>
    <annotation encoding="StarMath 5.0">(binom{z}{0})+
""newline "" (binom{z}{1}) y^-1 D_{1,y+1}(n y)+
""newline "" (binom{z}{2}) y^-2 D_{2,y+1}(n y^2)+
""newline "" (binom{z}{3}) y^-3 D_{3,y+1}(n y^3)+
""newline "" (binom{z}{4}) y^-4 D_{4,y+1}(n y^4)+
""newline "" (binom{z}{5}) y^-5 D_{5,y+1}(n y^5)+...
</annotation>
  </semantics>
</math>
</file>

<file path=Object 40/content.xml><?xml version="1.0" encoding="utf-8"?>
<math xmlns="http://www.w3.org/1998/Math/MathML">
  <semantics>
    <mtable>
      <mtr>
        <mtd>
          <mrow>
            <msub>
              <mi>C</mi>
              <mrow>
                <mi>k</mi>
                <mi>,</mi>
                <mi>a</mi>
                <mi>,</mi>
                <mi>y</mi>
              </mrow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sup>
                  <mi>y</mi>
                  <mrow>
                    <mo stretchy="false">−</mo>
                    <mi>j</mi>
                  </mrow>
                </msup>
              </mrow>
            </mrow>
            <mrow>
              <mo stretchy="false">(</mo>
              <mrow>
                <mtable>
                  <mtr>
                    <mtd>
                      <mrow>
                        <mi>k</mi>
                      </mrow>
                    </mtd>
                  </mtr>
                  <mtr>
                    <mtd>
                      <mrow>
                        <mi>j</mi>
                      </mrow>
                    </mtd>
                  </mtr>
                </mtable>
              </mrow>
              <mo stretchy="false">)</mo>
            </mrow>
            <mrow>
              <munderover>
                <mo stretchy="false">∑</mo>
                <mrow>
                  <mi>m</mi>
                  <mo stretchy="false">=</mo>
                  <mi>a</mi>
                </mrow>
                <mrow>
                  <mo stretchy="false">⌊</mo>
                  <mrow>
                    <mrow>
                      <mo stretchy="false">(</mo>
                      <mrow>
                        <msup>
                          <mi>x</mi>
                          <mrow>
                            <mfrac>
                              <mn>1</mn>
                              <mi>k</mi>
                            </mfrac>
                          </mrow>
                        </msup>
                      </mrow>
                      <mo stretchy="false">)</mo>
                    </mrow>
                    <mrow>
                      <mi>y</mi>
                      <mo stretchy="false">−</mo>
                      <mi>y</mi>
                    </mrow>
                  </mrow>
                  <mo stretchy="false">⌋</mo>
                </mrow>
              </munderover>
              <msub>
                <mi>C</mi>
                <mrow>
                  <mrow>
                    <mi>k</mi>
                    <mo stretchy="false">−</mo>
                    <mi>j</mi>
                  </mrow>
                  <mi>,</mi>
                  <mrow>
                    <mi>m</mi>
                    <mo stretchy="false">+</mo>
                    <mn>1,</mn>
                  </mrow>
                  <mi>y</mi>
                </mrow>
              </msub>
            </mrow>
            <mrow>
              <mo stretchy="false">(</mo>
              <mrow>
                <mrow>
                  <mi>x</mi>
                  <mo stretchy="false">⋅</mo>
                  <mrow>
                    <msup>
                      <mrow>
                        <mo stretchy="false">(</mo>
                        <mrow>
                          <mrow>
                            <mn>1</mn>
                            <mo stretchy="false">+</mo>
                            <mrow>
                              <mfrac>
                                <mi>m</mi>
                                <mi>y</mi>
                              </mfrac>
                            </mrow>
                          </mrow>
                        </mrow>
                        <mo stretchy="false">)</mo>
                      </mrow>
                      <mrow>
                        <mo stretchy="false">−</mo>
                        <mi>j</mi>
                      </mrow>
                    </msup>
                  </mrow>
                </mrow>
              </mrow>
              <mo stretchy="false">)</mo>
            </mrow>
            <mtext/>
          </mrow>
        </mtd>
      </mtr>
      <mtr>
        <mtd>
          <mrow>
            <msub>
              <mi>C</mi>
              <mrow>
                <mn>1,</mn>
                <mi>a</mi>
                <mi>,</mi>
                <mi>y</mi>
              </mrow>
            </msub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p>
                <mi>y</mi>
                <mrow>
                  <mo stretchy="false">−</mo>
                  <mn>1</mn>
                </mrow>
              </msup>
            </mrow>
            <mrow>
              <mo stretchy="false">⌊</mo>
              <mrow>
                <mrow>
                  <mo stretchy="false">(</mo>
                  <mrow>
                    <mrow>
                      <mi>x</mi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y</mi>
                    <mo stretchy="false">−</mo>
                    <mi>a</mi>
                  </mrow>
                  <mo stretchy="false">+</mo>
                  <mn>1</mn>
                </mrow>
              </mrow>
              <mo stretchy="false">⌋</mo>
            </mrow>
            <mtext/>
          </mrow>
        </mtd>
      </mtr>
      <mtr>
        <mtd>
          <mrow>
            <msub>
              <mi>C</mi>
              <mrow>
                <mn>0,</mn>
                <mi>a</mi>
                <mi>,</mi>
                <mi>y</mi>
              </mrow>
            </msub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n>1</mn>
            </mrow>
          </mrow>
        </mtd>
      </mtr>
    </mtable>
    <annotation encoding="StarMath 5.0">C_{k,a,y}(n) = sum from j = 1 to k y^-j (binom{k}{j}) sum from m=a to lfloor (x^{1 over k})y-y rfloor C_{k-j, m+1, y}( x cdot {(1+{m over y})^-j})
"" newline C_{1,a,y}(x) = y^-1 lfloor (x-1)y - a + 1 rfloor 
"" newline C_{0,a,y}(x) = 1</annotation>
  </semantics>
</math>
</file>

<file path=Object 41/content.xml><?xml version="1.0" encoding="utf-8"?>
<math xmlns="http://www.w3.org/1998/Math/MathML">
  <semantics>
    <mrow>
      <msub>
        <mi>D</mi>
        <mi>z</mi>
      </msub>
      <mrow>
        <mrow>
          <mo stretchy="false">(</mo>
          <mrow>
            <mi>n</mi>
          </mrow>
          <mo stretchy="false">)</mo>
        </mrow>
        <mo stretchy="false">=</mo>
        <msub>
          <mi>L</mi>
          <mrow>
            <mrow>
              <mo stretchy="false">−</mo>
              <mi>z</mi>
            </mrow>
          </mrow>
        </msub>
      </mrow>
      <mrow>
        <mrow>
          <mo stretchy="false">(</mo>
          <mrow>
            <mi>log</mi>
            <mi>n</mi>
          </mrow>
          <mo stretchy="false">)</mo>
        </mrow>
        <mo stretchy="false">−</mo>
        <mrow>
          <munderover>
            <mo stretchy="false">∫</mo>
            <mn>1</mn>
            <mo stretchy="false">∞</mo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o stretchy="false">(</mo>
              <mrow>
                <mrow>
                  <munderover>
                    <mo stretchy="false">∑</mo>
                    <mrow>
                      <mi>k</mi>
                      <mo stretchy="false">=</mo>
                      <mn>0</mn>
                    </mrow>
                    <mrow>
                      <mrow>
                        <mo stretchy="false">⌊</mo>
                        <mrow>
                          <mfrac>
                            <mrow>
                              <mi>log</mi>
                              <mi>n</mi>
                            </mrow>
                            <mrow>
                              <mi>log</mi>
                              <mrow>
                                <mrow>
                                  <mrow>
                                    <mo stretchy="false">(</mo>
                                    <mrow>
                                      <mrow>
                                        <mi>y</mi>
                                        <mo stretchy="false">+</mo>
                                        <mn>1</mn>
                                      </mrow>
                                    </mrow>
                                    <mo stretchy="false">)</mo>
                                  </mrow>
                                  <mo stretchy="false">−</mo>
                                  <mi>log</mi>
                                </mrow>
                                <mi>y</mi>
                              </mrow>
                            </mrow>
                          </mfrac>
                        </mrow>
                        <mo stretchy="false">⌋</mo>
                      </mrow>
                    </mrow>
                  </munderover>
                  <mrow>
                    <mo stretchy="false">(</mo>
                    <mrow>
                      <mtable>
                        <mtr>
                          <mtd>
                            <mrow>
                              <mi>z</mi>
                            </mrow>
                          </mtd>
                        </mtr>
                        <mtr>
                          <mtd>
                            <mrow>
                              <mi>k</mi>
                            </mrow>
                          </mtd>
                        </mtr>
                      </mtable>
                    </mrow>
                    <mo stretchy="false">)</mo>
                  </mrow>
                </mrow>
                <msub>
                  <mi>C</mi>
                  <mrow>
                    <mi>k</mi>
                    <mi>,</mi>
                    <mi>y</mi>
                  </mrow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  <mi mathvariant="italic">dy</mi>
          </mrow>
        </mrow>
      </mrow>
    </mrow>
    <annotation encoding="StarMath 5.0">D_z(n) = L_{-z}(log n) - int from 1 to infinity  {{partial} over {partial y}(sum from k = 0 to {lfloor {log n} over {log{(y+1) - log y}} rfloor }(binom{z}{k}) C_{k,y}(n)) dy}</annotation>
  </semantics>
</math>
</file>

<file path=Object 42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i mathvariant="italic">li</mi>
      </mrow>
      <mrow>
        <mrow>
          <mo stretchy="false">(</mo>
          <mrow>
            <mi>n</mi>
          </mrow>
          <mo stretchy="false">)</mo>
        </mrow>
        <mo stretchy="false">−</mo>
        <mi>log</mi>
      </mrow>
      <mi>log</mi>
      <mrow>
        <mrow>
          <mi>n</mi>
          <mo stretchy="false">−</mo>
          <mo stretchy="false">γ</mo>
        </mrow>
        <mo stretchy="false">−</mo>
        <mrow>
          <munderover>
            <mo stretchy="false">∫</mo>
            <mn>1</mn>
            <mo stretchy="false">∞</mo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row>
              <mo stretchy="false">(</mo>
              <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row>
                        <mo stretchy="false">⌊</mo>
                        <mrow>
                          <mfrac>
                            <mrow>
                              <mi>log</mi>
                              <mi>n</mi>
                            </mrow>
                            <mrow>
                              <mi>log</mi>
                              <mrow>
                                <mrow>
                                  <mo stretchy="false">(</mo>
                                  <mrow>
                                    <mrow>
                                      <mi>y</mi>
                                      <mo stretchy="false">+</mo>
                                      <mn>1</mn>
                                    </mrow>
                                  </mrow>
                                  <mo stretchy="false">)</mo>
                                </mrow>
                                <mo stretchy="false">−</mo>
                                <mi>log</mi>
                              </mrow>
                              <mi>y</mi>
                            </mrow>
                          </mfrac>
                        </mrow>
                        <mo stretchy="false">⌋</mo>
                      </mrow>
                    </mrow>
                  </munderover>
                  <mrow>
                    <mfrac>
                      <mrow>
                        <msup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</msup>
                      </mrow>
                      <mi>k</mi>
                    </mfrac>
                  </mrow>
                </mrow>
                <msub>
                  <mi>C</mi>
                  <mrow>
                    <mi>k</mi>
                    <mi>,</mi>
                    <mi>y</mi>
                  </mrow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  <mi mathvariant="italic">dy</mi>
          </mrow>
        </mrow>
      </mrow>
    </mrow>
    <annotation encoding="StarMath 5.0">%PI(n) = li(n) - log log n - %gamma - int from 1 to infinity {{partial} over {partial y}(sum from k = 1 to {lfloor {log n} over {log (y+1) - log y} rfloor}{{(-1)^{k-1}} over k}C_{k,y}(n)) dy}</annotation>
  </semantics>
</math>
</file>

<file path=Object 43/content.xml><?xml version="1.0" encoding="utf-8"?>
<math xmlns="http://www.w3.org/1998/Math/MathML">
  <semantics>
    <mrow>
      <msub>
        <mi>C</mi>
        <mrow>
          <mn>0,</mn>
          <mi>y</mi>
        </mrow>
      </msub>
      <mrow>
        <mrow>
          <mo stretchy="false">(</mo>
          <mrow>
            <mi>x</mi>
          </mrow>
          <mo stretchy="false">)</mo>
        </mrow>
        <mo stretchy="false">=</mo>
        <mn>1</mn>
      </mrow>
      <mtext>; </mtext>
      <msub>
        <mi>C</mi>
        <mrow>
          <mi>k</mi>
          <mi>,</mi>
          <mi>y</mi>
        </mrow>
      </msub>
      <mrow>
        <mrow>
          <mo stretchy="false">(</mo>
          <mrow>
            <mi>x</mi>
          </mrow>
          <mo stretchy="false">)</mo>
        </mrow>
        <mo stretchy="false">=</mo>
        <msup>
          <mi>y</mi>
          <mrow>
            <mo stretchy="false">−</mo>
            <mn>1</mn>
          </mrow>
        </msup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i>x</mi>
              <mrow>
                <mi>y</mi>
                <mo stretchy="false">−</mo>
                <mi>y</mi>
              </mrow>
            </mrow>
            <mo stretchy="false">⌋</mo>
          </mrow>
        </munderover>
        <msub>
          <mi>C</mi>
          <mrow>
            <mrow>
              <mi>k</mi>
              <mo stretchy="false">−</mo>
              <mn>1,</mn>
            </mrow>
            <mi>y</mi>
          </mrow>
        </msub>
      </mrow>
      <mrow>
        <mo stretchy="false">(</mo>
        <mrow>
          <mfrac>
            <mrow>
              <mi>x</mi>
              <mi>y</mi>
            </mrow>
            <mrow>
              <mrow>
                <mi>j</mi>
                <mo stretchy="false">+</mo>
                <mi>y</mi>
              </mrow>
            </mrow>
          </mfrac>
        </mrow>
        <mo stretchy="false">)</mo>
      </mrow>
    </mrow>
    <annotation encoding="StarMath 5.0">C_{0,y}(x) = 1"; "C_{k,y}(x) = y^-1 sum from j = 1 to lfloor x y - y rfloor C_{k-1,y}( {x y} over {j+y} )</annotation>
  </semantics>
</math>
</file>

<file path=Object 44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row>
          <mo stretchy="false">(</mo>
          <mrow>
            <mi>x</mi>
          </mrow>
          <mo stretchy="false">)</mo>
        </mrow>
        <mo stretchy="false">=</mo>
        <msup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i>k</mi>
        </msup>
      </mrow>
      <mrow>
        <mrow>
          <mo stretchy="false">(</mo>
          <mrow>
            <mrow>
              <mn>1</mn>
              <mo stretchy="false">−</mo>
              <mfrac>
                <mrow>
                  <mo stretchy="false">Γ</mo>
                  <mrow>
                    <mo stretchy="false">(</mo>
                    <mrow>
                      <mi>k</mi>
                      <mrow>
                        <mi>,</mi>
                        <mo stretchy="false">−</mo>
                        <mi>log</mi>
                      </mrow>
                      <mi>x</mi>
                    </mrow>
                    <mo stretchy="false">)</mo>
                  </mrow>
                </mrow>
                <mrow>
                  <mo stretchy="false">Γ</mo>
                  <mrow>
                    <mo stretchy="false">(</mo>
                    <mrow>
                      <mi>k</mi>
                    </mrow>
                    <mo stretchy="false">)</mo>
                  </mrow>
                </mrow>
              </mfrac>
            </mrow>
          </mrow>
          <mo stretchy="false">)</mo>
        </mrow>
        <mo stretchy="false">−</mo>
        <mrow>
          <munderover>
            <mo stretchy="false">∫</mo>
            <mn>1</mn>
            <mo stretchy="false">∞</mo>
          </munderover>
          <mrow>
            <mfrac>
              <mrow>
                <mo stretchy="false">∂</mo>
              </mrow>
              <mrow>
                <mo stretchy="false">∂</mo>
                <mi>y</mi>
              </mrow>
            </mfrac>
            <msub>
              <mi>C</mi>
              <mrow>
                <mi>k</mi>
                <mi>,</mi>
                <mi>y</mi>
              </mrow>
            </msub>
            <mrow>
              <mo stretchy="false">(</mo>
              <mrow>
                <mi>x</mi>
              </mrow>
              <mo stretchy="false">)</mo>
            </mrow>
            <mi mathvariant="italic">dy</mi>
          </mrow>
        </mrow>
      </mrow>
    </mrow>
    <annotation encoding="StarMath 5.0">D_{k,2}(x) = (-1)^k (1 - {%GAMMA(k,-log x)} over {%GAMMA(k)} )-int from 1 to infinity {{partial} over {partial y} C_{k,y}(x) dy}</annotation>
  </semantics>
</math>
</file>

<file path=Object 5/content.xml><?xml version="1.0" encoding="utf-8"?>
<math xmlns="http://www.w3.org/1998/Math/MathML">
  <semantics>
    <mtable>
      <mtr>
        <mtd>
          <mrow>
            <mrow>
              <mn>1</mn>
              <mo stretchy="false">+</mo>
              <mtext>                                                                           </mtext>
            </mrow>
            <mtext/>
          </mrow>
        </mtd>
      </mtr>
      <mtr>
        <mtd>
          <mrow>
            <mtext/>
            <mi>z</mi>
            <msup>
              <mi>y</mi>
              <mrow>
                <mo stretchy="false">−</mo>
                <mn>1</mn>
              </mrow>
            </msup>
            <msub>
              <mi>D</mi>
              <mrow>
                <mn>1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i>y</mi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frac>
                <mrow>
                  <mi>z</mi>
                  <mrow>
                    <mo stretchy="false">(</mo>
                    <mrow>
                      <mrow>
                        <mi>z</mi>
                        <mo stretchy="false">−</mo>
                        <mn>1</mn>
                      </mrow>
                    </mrow>
                    <mo stretchy="false">)</mo>
                  </mrow>
                </mrow>
                <mrow>
                  <mn>2</mn>
                </mrow>
              </mfrac>
            </mrow>
            <msup>
              <mi>y</mi>
              <mrow>
                <mo stretchy="false">−</mo>
                <mn>2</mn>
              </mrow>
            </msup>
            <msub>
              <mi>D</mi>
              <mrow>
                <mn>2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sup>
                    <mi>y</mi>
                    <mn>2</mn>
                  </msup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frac>
                <mrow>
                  <mi>z</mi>
                  <mrow>
                    <mo stretchy="false">(</mo>
                    <mrow>
                      <mrow>
                        <mi>z</mi>
                        <mo stretchy="false">−</mo>
                        <mn>1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z</mi>
                        <mo stretchy="false">−</mo>
                        <mn>2</mn>
                      </mrow>
                    </mrow>
                    <mo stretchy="false">)</mo>
                  </mrow>
                </mrow>
                <mrow>
                  <mn>6</mn>
                </mrow>
              </mfrac>
            </mrow>
            <msup>
              <mi>y</mi>
              <mrow>
                <mo stretchy="false">−</mo>
                <mn>3</mn>
              </mrow>
            </msup>
            <msub>
              <mi>D</mi>
              <mrow>
                <mn>3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sup>
                    <mi>y</mi>
                    <mn>3</mn>
                  </msup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frac>
                <mrow>
                  <mi>z</mi>
                  <mrow>
                    <mo stretchy="false">(</mo>
                    <mrow>
                      <mrow>
                        <mi>z</mi>
                        <mo stretchy="false">−</mo>
                        <mn>1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z</mi>
                        <mo stretchy="false">−</mo>
                        <mn>2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z</mi>
                        <mo stretchy="false">−</mo>
                        <mn>3</mn>
                      </mrow>
                    </mrow>
                    <mo stretchy="false">)</mo>
                  </mrow>
                </mrow>
                <mrow>
                  <mn>24</mn>
                </mrow>
              </mfrac>
            </mrow>
            <msup>
              <mi>y</mi>
              <mrow>
                <mo stretchy="false">−</mo>
                <mn>4</mn>
              </mrow>
            </msup>
            <msub>
              <mi>D</mi>
              <mrow>
                <mn>4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sup>
                    <mi>y</mi>
                    <mn>4</mn>
                  </msup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frac>
                <mrow>
                  <mi>z</mi>
                  <mrow>
                    <mo stretchy="false">(</mo>
                    <mrow>
                      <mrow>
                        <mi>z</mi>
                        <mo stretchy="false">−</mo>
                        <mn>1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z</mi>
                        <mo stretchy="false">−</mo>
                        <mn>2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z</mi>
                        <mo stretchy="false">−</mo>
                        <mn>3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z</mi>
                        <mo stretchy="false">−</mo>
                        <mn>4</mn>
                      </mrow>
                    </mrow>
                    <mo stretchy="false">)</mo>
                  </mrow>
                </mrow>
                <mrow>
                  <mn>120</mn>
                </mrow>
              </mfrac>
            </mrow>
            <msup>
              <mi>y</mi>
              <mrow>
                <mo stretchy="false">−</mo>
                <mn>5</mn>
              </mrow>
            </msup>
            <msub>
              <mi>D</mi>
              <mrow>
                <mn>5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sup>
                    <mi>y</mi>
                    <mn>5</mn>
                  </msup>
                </mrow>
                <mo stretchy="false">)</mo>
              </mrow>
              <mo stretchy="false">+</mo>
              <mn>...</mn>
            </mrow>
          </mrow>
        </mtd>
      </mtr>
    </mtable>
    <annotation encoding="StarMath 5.0">1+"                                                                           "
""newline "" z y^-1 D_{1,y+1}(n y)+
""newline "" {{z(z-1)}over{2}} y^-2 D_{2,y+1}(n y^2)+
""newline "" {{z(z-1)(z-2)}over{6}} y^-3 D_{3,y+1}(n y^3)+
""newline "" {{z(z-1)(z-2)(z-3)}over{24}} y^-4 D_{4,y+1}(n y^4)+
""newline "" {{z(z-1)(z-2)(z-3)(z-4)}over{120}} y^-5 D_{5,y+1}(n y^5)+...
</annotation>
  </semantics>
</math>
</file>

<file path=Object 50/content.xml><?xml version="1.0" encoding="utf-8"?>
<math xmlns="http://www.w3.org/1998/Math/MathML">
  <semantics>
    <mrow>
      <msub>
        <mi>C</mi>
        <mrow>
          <mn>0</mn>
        </mrow>
      </msub>
      <mrow>
        <mrow>
          <mo stretchy="false">(</mo>
          <mrow>
            <mi>x</mi>
            <mi>,</mi>
            <mi>y</mi>
          </mrow>
          <mo stretchy="false">)</mo>
        </mrow>
        <mo stretchy="false">=</mo>
        <mn>1</mn>
      </mrow>
      <mtext>; </mtext>
      <msub>
        <mi>C</mi>
        <mrow>
          <mi>k</mi>
        </mrow>
      </msub>
      <mrow>
        <mrow>
          <mo stretchy="false">(</mo>
          <mrow>
            <mi>x</mi>
            <mi>,</mi>
            <mi>y</mi>
          </mrow>
          <mo stretchy="false">)</mo>
        </mrow>
        <mo stretchy="false">=</mo>
        <msub>
          <mi>C</mi>
          <mrow>
            <mrow>
              <mi>k</mi>
              <mo stretchy="false">−</mo>
              <mn>1</mn>
            </mrow>
          </mrow>
        </msub>
      </mrow>
      <mrow>
        <mrow>
          <mo stretchy="false">(</mo>
          <mrow>
            <mi>x</mi>
            <mi>,</mi>
            <mi>y</mi>
          </mrow>
          <mo stretchy="false">)</mo>
        </mrow>
        <mo stretchy="false">+</mo>
        <msup>
          <mi>y</mi>
          <mrow>
            <mo stretchy="false">−</mo>
            <mn>1</mn>
          </mrow>
        </msup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i>x</mi>
              <mrow>
                <mi>y</mi>
                <mo stretchy="false">−</mo>
                <mi>y</mi>
              </mrow>
            </mrow>
            <mo stretchy="false">⌋</mo>
          </mrow>
        </munderover>
        <msub>
          <mi>C</mi>
          <mrow>
            <mrow>
              <mi>k</mi>
              <mo stretchy="false">−</mo>
              <mn>1</mn>
            </mrow>
          </mrow>
        </msub>
      </mrow>
      <mrow>
        <mo stretchy="false">(</mo>
        <mrow>
          <mfrac>
            <mrow>
              <mi>x</mi>
              <mi>y</mi>
            </mrow>
            <mrow>
              <mrow>
                <mi>j</mi>
                <mo stretchy="false">+</mo>
                <mi>y</mi>
              </mrow>
            </mrow>
          </mfrac>
          <mi>,</mi>
          <mi>y</mi>
        </mrow>
        <mo stretchy="false">)</mo>
      </mrow>
    </mrow>
    <annotation encoding="StarMath 5.0">C_{0}(x,y) = 1"; "C_{k}(x,y) = C_{k-1}(x,y)+ y^-1 sum from j = 1 to lfloor x y - y rfloor C_{k-1}( {x y} over {j+y},y )</annotation>
  </semantics>
</math>
</file>

<file path=Object 51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n>1</mn>
          <mo stretchy="false">+</mo>
          <msup>
            <mi>y</mi>
            <mrow>
              <mo stretchy="false">−</mo>
              <mn>1</mn>
            </mrow>
          </msup>
        </mrow>
      </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i>x</mi>
              <mrow>
                <mi>y</mi>
                <mo stretchy="false">−</mo>
                <mi>y</mi>
              </mrow>
            </mrow>
            <mo stretchy="false">⌋</mo>
          </mrow>
        </munderover>
        <mn>1</mn>
      </mrow>
    </mrow>
    <annotation encoding="StarMath 5.0">C_{1}(x,y) = 1+ y^-1 sum from j = 1 to lfloor x y - y rfloor 1</annotation>
  </semantics>
</math>
</file>

<file path=Object 52/content.xml><?xml version="1.0" encoding="utf-8"?>
<math xmlns="http://www.w3.org/1998/Math/MathML">
  <semantics>
    <mrow>
      <msub>
        <mi>C</mi>
        <mrow>
          <mn>3</mn>
        </mrow>
      </msub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n>1</mn>
          <mo stretchy="false">+</mo>
          <msup>
            <mi>y</mi>
            <mrow>
              <mo stretchy="false">−</mo>
              <mn>1</mn>
            </mrow>
          </msup>
        </mrow>
      </mrow>
      <mrow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i>x</mi>
                <mrow>
                  <mi>y</mi>
                  <mo stretchy="false">−</mo>
                  <mi>y</mi>
                </mrow>
              </mrow>
              <mo stretchy="false">⌋</mo>
            </mrow>
          </munderover>
          <mn>3</mn>
        </mrow>
        <mo stretchy="false">+</mo>
        <msup>
          <mi>y</mi>
          <mrow>
            <mo stretchy="false">−</mo>
            <mn>1</mn>
          </mrow>
        </msup>
      </mrow>
      <mrow>
        <mrow>
          <munderover>
            <mo stretchy="false">∑</mo>
            <mrow>
              <mi>k</mi>
              <mo stretchy="false">=</mo>
              <mn>1</mn>
            </mrow>
            <mrow>
              <mo stretchy="false">⌊</mo>
              <mrow>
                <mrow>
                  <mrow>
                    <mfrac>
                      <mrow>
                        <mi>x</mi>
                        <msup>
                          <mi>y</mi>
                          <mn>2</mn>
                        </msup>
                      </mrow>
                      <mrow>
                        <mrow>
                          <mi>j</mi>
                          <mo stretchy="false">+</mo>
                          <mi>y</mi>
                        </mrow>
                      </mrow>
                    </mfrac>
                  </mrow>
                  <mo stretchy="false">−</mo>
                  <mi>y</mi>
                </mrow>
              </mrow>
              <mo stretchy="false">⌋</mo>
            </mrow>
          </munderover>
          <mn>3</mn>
        </mrow>
        <mo stretchy="false">+</mo>
        <msup>
          <mi>y</mi>
          <mrow>
            <mo stretchy="false">−</mo>
            <mn>1</mn>
          </mrow>
        </msup>
      </mrow>
      <mrow>
        <munderover>
          <mo stretchy="false">∑</mo>
          <mrow>
            <mi>l</mi>
            <mo stretchy="false">=</mo>
            <mn>1</mn>
          </mrow>
          <mrow>
            <mo stretchy="false">⌊</mo>
            <mrow>
              <mrow>
                <mrow>
                  <mfrac>
                    <mrow>
                      <mi>x</mi>
                      <msup>
                        <mi>y</mi>
                        <mn>3</mn>
                      </msup>
                    </mrow>
                    <mrow>
                      <mrow>
                        <mo stretchy="false">(</mo>
                        <mrow>
                          <mrow>
                            <mi>j</mi>
                            <mo stretchy="false">+</mo>
                            <mi>y</mi>
                          </mrow>
                        </mrow>
                        <mo stretchy="false">)</mo>
                      </mrow>
                      <mrow>
                        <mo stretchy="false">(</mo>
                        <mrow>
                          <mrow>
                            <mi>k</mi>
                            <mo stretchy="false">+</mo>
                            <mi>y</mi>
                          </mrow>
                        </mrow>
                        <mo stretchy="false">)</mo>
                      </mrow>
                    </mrow>
                  </mfrac>
                </mrow>
                <mo stretchy="false">−</mo>
                <mi>y</mi>
              </mrow>
            </mrow>
            <mo stretchy="false">⌋</mo>
          </mrow>
        </munderover>
        <mn>1</mn>
      </mrow>
    </mrow>
    <annotation encoding="StarMath 5.0">C_{3}(x,y)= 1+ y^-1 sum from j = 1 to lfloor x y - y rfloor 3+ y^-1 sum from k = 1 to lfloor {{x y^2} over {j+y}} - y rfloor 3+ y^-1 sum from l = 1 to lfloor {{x y^3} over {(j+y)(k+y)}} - y rfloor 1</annotation>
  </semantics>
</math>
</file>

<file path=Object 53/content.xml><?xml version="1.0" encoding="utf-8"?>
<math xmlns="http://www.w3.org/1998/Math/MathML">
  <semantics>
    <mrow>
      <msub>
        <mi>C</mi>
        <mrow>
          <mn>0</mn>
        </mrow>
      </msub>
      <mrow>
        <mrow>
          <mo stretchy="false">(</mo>
          <mrow>
            <mi>x</mi>
            <mi>,</mi>
            <mi>y</mi>
          </mrow>
          <mo stretchy="false">)</mo>
        </mrow>
        <mo stretchy="false">=</mo>
        <mn>1</mn>
      </mrow>
      <mtext>; </mtext>
      <msub>
        <mi>C</mi>
        <mrow>
          <mi>k</mi>
        </mrow>
      </msub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o stretchy="false">(</mo>
          <mrow>
            <mrow>
              <mn>1</mn>
              <mo stretchy="false">−</mo>
              <msup>
                <mi>y</mi>
                <mrow>
                  <mo stretchy="false">−</mo>
                  <mn>1</mn>
                </mrow>
              </msup>
            </mrow>
          </mrow>
          <mo stretchy="false">)</mo>
        </mrow>
      </mrow>
      <msub>
        <mi>C</mi>
        <mrow>
          <mrow>
            <mi>k</mi>
            <mo stretchy="false">−</mo>
            <mn>1</mn>
          </mrow>
        </mrow>
      </msub>
      <mrow>
        <mrow>
          <mo stretchy="false">(</mo>
          <mrow>
            <mi>x</mi>
            <mi>,</mi>
            <mi>y</mi>
          </mrow>
          <mo stretchy="false">)</mo>
        </mrow>
        <mo stretchy="false">+</mo>
        <msup>
          <mi>y</mi>
          <mrow>
            <mo stretchy="false">−</mo>
            <mn>1</mn>
          </mrow>
        </msup>
      </mrow>
      <mrow>
        <munderover>
          <mo stretchy="false">∑</mo>
          <mrow>
            <mi>j</mi>
            <mo stretchy="false">=</mo>
            <mn>0</mn>
          </mrow>
          <mrow>
            <mo stretchy="false">⌊</mo>
            <mrow>
              <mi>x</mi>
              <mrow>
                <mi>y</mi>
                <mo stretchy="false">−</mo>
                <mi>y</mi>
              </mrow>
            </mrow>
            <mo stretchy="false">⌋</mo>
          </mrow>
        </munderover>
        <msub>
          <mi>C</mi>
          <mrow>
            <mrow>
              <mi>k</mi>
              <mo stretchy="false">−</mo>
              <mn>1</mn>
            </mrow>
          </mrow>
        </msub>
      </mrow>
      <mrow>
        <mo stretchy="false">(</mo>
        <mrow>
          <mfrac>
            <mrow>
              <mi>x</mi>
              <mi>y</mi>
            </mrow>
            <mrow>
              <mrow>
                <mi>j</mi>
                <mo stretchy="false">+</mo>
                <mi>y</mi>
              </mrow>
            </mrow>
          </mfrac>
          <mi>,</mi>
          <mi>y</mi>
        </mrow>
        <mo stretchy="false">)</mo>
      </mrow>
    </mrow>
    <annotation encoding="StarMath 5.0">C_{0}(x,y) = 1"; "C_{k}(x,y) = (1-y^-1)C_{k-1}(x,y) + y^-1 sum from j = 0 to lfloor x y - y rfloor C_{k-1}( {x y} over {j+y},y )</annotation>
  </semantics>
</math>
</file>

<file path=Object 54/content.xml><?xml version="1.0" encoding="utf-8"?>
<math xmlns="http://www.w3.org/1998/Math/MathML">
  <semantics>
    <mrow>
      <msub>
        <mi>C</mi>
        <mrow>
          <mn>2</mn>
        </mrow>
      </msub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n>1</mn>
          <mo stretchy="false">+</mo>
          <msup>
            <mi>y</mi>
            <mrow>
              <mo stretchy="false">−</mo>
              <mn>1</mn>
            </mrow>
          </msup>
        </mrow>
      </mrow>
      <mrow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i>x</mi>
                <mrow>
                  <mi>y</mi>
                  <mo stretchy="false">−</mo>
                  <mi>y</mi>
                </mrow>
              </mrow>
              <mo stretchy="false">⌋</mo>
            </mrow>
          </munderover>
          <mn>2</mn>
        </mrow>
        <mo stretchy="false">+</mo>
        <msup>
          <mi>y</mi>
          <mrow>
            <mo stretchy="false">−</mo>
            <mn>1</mn>
          </mrow>
        </msup>
      </mrow>
      <mrow>
        <munderover>
          <mo stretchy="false">∑</mo>
          <mrow>
            <mi>k</mi>
            <mo stretchy="false">=</mo>
            <mn>1</mn>
          </mrow>
          <mrow>
            <mo stretchy="false">⌊</mo>
            <mrow>
              <mrow>
                <mrow>
                  <mfrac>
                    <mrow>
                      <mi>x</mi>
                      <msup>
                        <mi>y</mi>
                        <mn>2</mn>
                      </msup>
                    </mrow>
                    <mrow>
                      <mrow>
                        <mi>j</mi>
                        <mo stretchy="false">+</mo>
                        <mi>y</mi>
                      </mrow>
                    </mrow>
                  </mfrac>
                </mrow>
                <mo stretchy="false">−</mo>
                <mi>y</mi>
              </mrow>
            </mrow>
            <mo stretchy="false">⌋</mo>
          </mrow>
        </munderover>
        <mn>1</mn>
      </mrow>
    </mrow>
    <annotation encoding="StarMath 5.0">C_{2}(x,y)= 1+ y^-1 sum from j = 1 to lfloor x y - y rfloor 2+ y^-1 sum from k = 1 to lfloor {{x y^2} over {j+y}} - y rfloor 1</annotation>
  </semantics>
</math>
</file>

<file path=Object 55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x</mi>
            <mi>,</mi>
            <mi>y</mi>
          </mrow>
          <mo stretchy="false">)</mo>
        </mrow>
        <mo stretchy="false">=</mo>
        <msup>
          <mi>y</mi>
          <mrow>
            <mo stretchy="false">−</mo>
            <mn>1</mn>
          </mrow>
        </msup>
      </mrow>
      <mrow>
        <mrow>
          <munderover>
            <mo stretchy="false">∑</mo>
            <mrow>
              <mi>j</mi>
              <mo stretchy="false">=</mo>
              <mn>0</mn>
            </mrow>
            <mrow>
              <mo stretchy="false">⌊</mo>
              <mrow>
                <mi>x</mi>
                <mrow>
                  <mi>y</mi>
                  <mo stretchy="false">−</mo>
                  <mi>y</mi>
                </mrow>
              </mrow>
              <mo stretchy="false">⌋</mo>
            </mrow>
          </munderover>
          <mn>1</mn>
        </mrow>
        <mo stretchy="false">−</mo>
        <mrow>
          <mo stretchy="false">(</mo>
          <mrow>
            <mrow>
              <msup>
                <mi>y</mi>
                <mrow>
                  <mo stretchy="false">−</mo>
                  <mn>1</mn>
                </mrow>
              </msup>
              <mo stretchy="false">−</mo>
              <mn>1</mn>
            </mrow>
          </mrow>
          <mo stretchy="false">)</mo>
        </mrow>
      </mrow>
    </mrow>
    <annotation encoding="StarMath 5.0">C_{1}(x,y) = y^-1 sum from j = 0 to lfloor x y - y rfloor 1 - (y^-1-1)</annotation>
  </semantics>
</math>
</file>

<file path=Object 56/content.xml><?xml version="1.0" encoding="utf-8"?>
<math xmlns="http://www.w3.org/1998/Math/MathML">
  <semantics>
    <mrow>
      <msub>
        <mi>C</mi>
        <mrow>
          <mn>3</mn>
        </mrow>
      </msub>
      <mrow>
        <mrow>
          <mo stretchy="false">(</mo>
          <mrow>
            <mi>x</mi>
            <mi>,</mi>
            <mi>y</mi>
          </mrow>
          <mo stretchy="false">)</mo>
        </mrow>
        <mo stretchy="false">=</mo>
        <msup>
          <mrow>
            <mo stretchy="false">(</mo>
            <mrow>
              <mrow>
                <mn>1</mn>
                <mo stretchy="false">−</mo>
                <msup>
                  <mi>y</mi>
                  <mrow>
                    <mo stretchy="false">−</mo>
                    <mn>1</mn>
                  </mrow>
                </msup>
              </mrow>
            </mrow>
            <mo stretchy="false">)</mo>
          </mrow>
          <mn>3</mn>
        </msup>
      </mrow>
      <msub>
        <mi>D</mi>
        <mn>0</mn>
      </msub>
      <mrow>
        <mrow>
          <mo stretchy="false">(</mo>
          <mrow>
            <mi>x</mi>
          </mrow>
          <mo stretchy="false">)</mo>
        </mrow>
        <mo stretchy="false">+</mo>
        <mn>3</mn>
      </mrow>
      <msup>
        <mrow>
          <mo stretchy="false">(</mo>
          <mrow>
            <mrow>
              <mn>1</mn>
              <mo stretchy="false">−</mo>
              <msup>
                <mi>y</mi>
                <mrow>
                  <mo stretchy="false">−</mo>
                  <mn>1</mn>
                </mrow>
              </msup>
            </mrow>
          </mrow>
          <mo stretchy="false">)</mo>
        </mrow>
        <mn>2</mn>
      </msup>
      <msup>
        <mi>y</mi>
        <mrow>
          <mo stretchy="false">−</mo>
          <mn>1</mn>
        </mrow>
      </msup>
      <msub>
        <mi>D</mi>
        <mn>1</mn>
      </msub>
      <mrow>
        <mrow>
          <mo stretchy="false">(</mo>
          <mrow>
            <mi>x</mi>
            <mi>y</mi>
          </mrow>
          <mo stretchy="false">)</mo>
        </mrow>
        <mo stretchy="false">+</mo>
        <mn>3</mn>
      </mrow>
      <mrow>
        <mo stretchy="false">(</mo>
        <mrow>
          <mrow>
            <mn>1</mn>
            <mo stretchy="false">−</mo>
            <msup>
              <mi>y</mi>
              <mrow>
                <mo stretchy="false">−</mo>
                <mn>1</mn>
              </mrow>
            </msup>
          </mrow>
        </mrow>
        <mo stretchy="false">)</mo>
      </mrow>
      <msup>
        <mi>y</mi>
        <mrow>
          <mo stretchy="false">−</mo>
          <mn>2</mn>
        </mrow>
      </msup>
      <msub>
        <mi>D</mi>
        <mn>2</mn>
      </msub>
      <mrow>
        <mrow>
          <mo stretchy="false">(</mo>
          <mrow>
            <mi>x</mi>
            <msup>
              <mi>y</mi>
              <mn>2</mn>
            </msup>
          </mrow>
          <mo stretchy="false">)</mo>
        </mrow>
        <mo stretchy="false">+</mo>
        <msup>
          <mi>y</mi>
          <mrow>
            <mo stretchy="false">−</mo>
            <mn>3</mn>
          </mrow>
        </msup>
      </mrow>
      <msub>
        <mi>D</mi>
        <mn>3</mn>
      </msub>
      <mrow>
        <mo stretchy="false">(</mo>
        <mrow>
          <mi>x</mi>
          <msup>
            <mi>y</mi>
            <mn>3</mn>
          </msup>
        </mrow>
        <mo stretchy="false">)</mo>
      </mrow>
    </mrow>
    <annotation encoding="StarMath 5.0">C_{3}(x,y) = (1-y^-1)^3 D_0(x) + 3 (1-y^-1)^2 y^-1 D_1(x y)+3(1-y^-1)y^-2 D_2(x y^2)+ y^-3 D_3(x y^3)</annotation>
  </semantics>
</math>
</file>

<file path=Object 6/content.xml><?xml version="1.0" encoding="utf-8"?>
<math xmlns="http://www.w3.org/1998/Math/MathML">
  <semantics>
    <mrow>
      <msub>
        <mi>D</mi>
        <mrow>
          <mn>0,</mn>
          <mi>y</mi>
        </mrow>
      </msub>
      <mrow>
        <mrow>
          <mo stretchy="false">(</mo>
          <mrow>
            <mi>x</mi>
          </mrow>
          <mo stretchy="false">)</mo>
        </mrow>
        <mo stretchy="false">=</mo>
        <mn>1</mn>
      </mrow>
      <mtext>; </mtext>
      <msub>
        <mi>D</mi>
        <mrow>
          <mi>k</mi>
          <mi>,</mi>
          <mi>y</mi>
        </mrow>
      </msub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o stretchy="false">⌊</mo>
              <mrow>
                <mrow>
                  <mi>x</mi>
                  <mo stretchy="false">−</mo>
                  <mi>y</mi>
                </mrow>
              </mrow>
              <mo stretchy="false">⌋</mo>
            </mrow>
          </munderover>
          <msub>
            <mi>D</mi>
            <mrow>
              <mrow>
                <mi>k</mi>
                <mo stretchy="false">−</mo>
                <mn>1,</mn>
              </mrow>
              <mi>y</mi>
            </mrow>
          </msub>
        </mrow>
      </mrow>
      <mrow>
        <mo stretchy="false">(</mo>
        <mrow>
          <mfrac>
            <mi>x</mi>
            <mrow>
              <mrow>
                <mi>j</mi>
                <mo stretchy="false">+</mo>
                <mi>y</mi>
              </mrow>
            </mrow>
          </mfrac>
        </mrow>
        <mo stretchy="false">)</mo>
      </mrow>
    </mrow>
    <annotation encoding="StarMath 5.0">D_{0,y}(x) = 1"; "D_{k,y}(x) = sum from j = 0 to lfloor x-y rfloor D_{k-1,y}( x over {j+y} )</annotation>
  </semantics>
</math>
</file>

<file path=Object 7/content.xml><?xml version="1.0" encoding="utf-8"?>
<math xmlns="http://www.w3.org/1998/Math/MathML">
  <semantics>
    <mtable>
      <mtr>
        <mtd>
          <mrow>
            <mrow>
              <mn>1</mn>
              <mo stretchy="false">+</mo>
              <mtext>                                                                           </mtext>
            </mrow>
            <mtext/>
          </mrow>
        </mtd>
      </mtr>
      <mtr>
        <mtd>
          <mrow>
            <mtext/>
            <mi>z</mi>
            <msup>
              <mi>y</mi>
              <mrow>
                <mo stretchy="false">−</mo>
                <mn>1</mn>
              </mrow>
            </msup>
            <msub>
              <mi>D</mi>
              <mrow>
                <mn>1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i>y</mi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frac>
                <mrow>
                  <mi>z</mi>
                  <mrow>
                    <mo stretchy="false">(</mo>
                    <mrow>
                      <mrow>
                        <mi>z</mi>
                        <mo stretchy="false">−</mo>
                        <mn>1</mn>
                      </mrow>
                    </mrow>
                    <mo stretchy="false">)</mo>
                  </mrow>
                </mrow>
                <mrow>
                  <mn>2</mn>
                </mrow>
              </mfrac>
            </mrow>
            <msup>
              <mi>y</mi>
              <mrow>
                <mo stretchy="false">−</mo>
                <mn>2</mn>
              </mrow>
            </msup>
            <msub>
              <mi>D</mi>
              <mrow>
                <mn>2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sup>
                    <mi>y</mi>
                    <mn>2</mn>
                  </msup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frac>
                <mrow>
                  <mi>z</mi>
                  <mrow>
                    <mo stretchy="false">(</mo>
                    <mrow>
                      <mrow>
                        <mi>z</mi>
                        <mo stretchy="false">−</mo>
                        <mn>1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z</mi>
                        <mo stretchy="false">−</mo>
                        <mn>2</mn>
                      </mrow>
                    </mrow>
                    <mo stretchy="false">)</mo>
                  </mrow>
                </mrow>
                <mrow>
                  <mn>6</mn>
                </mrow>
              </mfrac>
            </mrow>
            <msup>
              <mi>y</mi>
              <mrow>
                <mo stretchy="false">−</mo>
                <mn>3</mn>
              </mrow>
            </msup>
            <msub>
              <mi>D</mi>
              <mrow>
                <mn>3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sup>
                    <mi>y</mi>
                    <mn>3</mn>
                  </msup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frac>
                <mrow>
                  <mi>z</mi>
                  <mrow>
                    <mo stretchy="false">(</mo>
                    <mrow>
                      <mrow>
                        <mi>z</mi>
                        <mo stretchy="false">−</mo>
                        <mn>1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z</mi>
                        <mo stretchy="false">−</mo>
                        <mn>2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z</mi>
                        <mo stretchy="false">−</mo>
                        <mn>3</mn>
                      </mrow>
                    </mrow>
                    <mo stretchy="false">)</mo>
                  </mrow>
                </mrow>
                <mrow>
                  <mn>24</mn>
                </mrow>
              </mfrac>
            </mrow>
            <msup>
              <mi>y</mi>
              <mrow>
                <mo stretchy="false">−</mo>
                <mn>4</mn>
              </mrow>
            </msup>
            <msub>
              <mi>D</mi>
              <mrow>
                <mn>4,</mn>
                <mrow>
                  <mi>y</mi>
                  <mo stretchy="false">+</mo>
                  <mn>1</mn>
                </mrow>
              </mrow>
            </msub>
            <mrow>
              <mrow>
                <mo stretchy="false">(</mo>
                <mrow>
                  <mi>n</mi>
                  <msup>
                    <mi>y</mi>
                    <mn>4</mn>
                  </msup>
                </mrow>
                <mo stretchy="false">)</mo>
              </mrow>
              <mo stretchy="false">+</mo>
              <mtext/>
            </mrow>
          </mrow>
        </mtd>
      </mtr>
      <mtr>
        <mtd>
          <mrow>
            <mtext/>
            <mrow>
              <mfrac>
                <mrow>
                  <mi>z</mi>
                  <mrow>
                    <mo stretchy="false">(</mo>
                    <mrow>
                      <mrow>
                        <mi>z</mi>
                        <mo stretchy="false">−</mo>
                        <mn>1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z</mi>
                        <mo stretchy="false">−</mo>
                        <mn>2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z</mi>
                        <mo stretchy="false">−</mo>
                        <mn>3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z</mi>
                        <mo stretchy="false">−</mo>
                        <mn>4</mn>
                      </mrow>
                    </mrow>
                    <mo stretchy="false">)</mo>
                  </mrow>
                </mrow>
                <mrow>
                  <mn>120</mn>
                </mrow>
              </mfrac>
            </mrow>
            <msup>
              <mi>y</mi>
              <mrow>
                <mo stretchy="false">−</mo>
                <mn>5</mn>
              </mrow>
            </msup>
            <msub>
              <mi>D</mi>
              <mrow>
                <mn>5,</mn>
                <mrow>
                  <mi>y</mi>
                  <mo stretchy="false">+</mo>
                  <mn>1</mn>
                </mrow>
              </mrow>
            </msub>
            <mrow>
              <mo stretchy="false">(</mo>
              <mrow>
                <mi>n</mi>
                <msup>
                  <mi>y</mi>
                  <mn>5</mn>
                </msup>
              </mrow>
              <mo stretchy="false">)</mo>
            </mrow>
            <mtext/>
          </mrow>
        </mtd>
      </mtr>
      <mtr>
        <mtd>
          <mrow>
            <mrow>
              <mtext/>
              <mo stretchy="false">+</mo>
              <mn>...</mn>
            </mrow>
          </mrow>
        </mtd>
      </mtr>
    </mtable>
    <annotation encoding="StarMath 5.0">1+"                                                                           "
""newline "" z y^-1 D_{1,y+1}(n y)+
""newline "" {{z(z-1)}over{2}} y^-2 D_{2,y+1}(n y^2)+
""newline "" {{z(z-1)(z-2)}over{6}} y^-3 D_{3,y+1}(n y^3)+
""newline "" {{z(z-1)(z-2)(z-3)}over{24}} y^-4 D_{4,y+1}(n y^4)+
""newline "" {{z(z-1)(z-2)(z-3)(z-4)}over{120}} y^-5 D_{5,y+1}(n y^5)
""newline ""+...
</annotation>
  </semantics>
</math>
</file>

<file path=Object 8/content.xml><?xml version="1.0" encoding="utf-8"?>
<math xmlns="http://www.w3.org/1998/Math/MathML">
  <semantics>
    <mrow>
      <msub>
        <mi>D</mi>
        <mrow>
          <mn>1,</mn>
          <mi>y</mi>
        </mrow>
      </msub>
      <mrow>
        <mrow>
          <mrow>
            <mo stretchy="false">(</mo>
            <mrow>
              <mi>x</mi>
            </mrow>
            <mo stretchy="false">)</mo>
          </mrow>
          <mo stretchy="false">=</mo>
          <mrow>
            <munderover>
              <mo stretchy="false">∑</mo>
              <mrow>
                <mi>j</mi>
                <mo stretchy="false">=</mo>
                <mn>0</mn>
              </mrow>
              <mrow>
                <mo stretchy="false">⌊</mo>
                <mrow>
                  <mrow>
                    <mi>x</mi>
                    <mo stretchy="false">−</mo>
                    <mi>y</mi>
                  </mrow>
                </mrow>
                <mo stretchy="false">⌋</mo>
              </mrow>
            </munderover>
            <mn>1</mn>
          </mrow>
        </mrow>
        <mo stretchy="false">=</mo>
        <mrow>
          <mrow>
            <mo stretchy="false">⌊</mo>
            <mrow>
              <mrow>
                <mi>x</mi>
                <mo stretchy="false">−</mo>
                <mi>y</mi>
              </mrow>
            </mrow>
            <mo stretchy="false">⌋</mo>
          </mrow>
          <mo stretchy="false">+</mo>
          <mn>1</mn>
        </mrow>
      </mrow>
    </mrow>
    <annotation encoding="StarMath 5.0">D_{1,y}(x) = sum from j = 0 to lfloor x-y rfloor 1 = lfloor x-y rfloor+1</annotation>
  </semantics>
</math>
</file>

<file path=Object 9/content.xml><?xml version="1.0" encoding="utf-8"?>
<math xmlns="http://www.w3.org/1998/Math/MathML">
  <semantics>
    <mrow>
      <msub>
        <mi>D</mi>
        <mrow>
          <mn>2,</mn>
          <mi>y</mi>
        </mrow>
      </msub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o stretchy="false">⌊</mo>
              <mrow>
                <mrow>
                  <mi>x</mi>
                  <mo stretchy="false">−</mo>
                  <mi>y</mi>
                </mrow>
              </mrow>
              <mo stretchy="false">⌋</mo>
            </mrow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o stretchy="false">⌊</mo>
                <mrow>
                  <mrow>
                    <mrow>
                      <mfrac>
                        <mrow>
                          <mi>x</mi>
                        </mrow>
                        <mrow>
                          <mrow>
                            <mi>j</mi>
                            <mo stretchy="false">+</mo>
                            <mi>y</mi>
                          </mrow>
                        </mrow>
                      </mfrac>
                    </mrow>
                    <mo stretchy="false">−</mo>
                    <mi>y</mi>
                  </mrow>
                </mrow>
                <mo stretchy="false">⌋</mo>
              </mrow>
            </munderover>
            <mn>1</mn>
          </mrow>
        </mrow>
      </mrow>
    </mrow>
    <annotation encoding="StarMath 5.0">D_{2,y}(x) = sum from j = 0 to lfloor x-y rfloor sum from k = 0 to lfloor {{x}over{j+y}}-y rfloor 1</annotation>
  </semantics>
</math>
</file>